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ce style:name="Lohit Devanagari1" svg:font-family="'Lohit Devanagari'"/>
    <style:font-face style:name="Times New Roman" svg:font-family="'Times New Roman'"/>
    <style:font-face style:name="Times new roman" svg:font-family="'Times new roman'"/>
    <style:font-face style:name="serif" svg:font-family="serif"/>
    <style:font-face style:name="Times new roman1"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note">
      <style:paragraph-properties fo:text-align="justify" style:justify-single-word="false"/>
    </style:style>
    <style:style style:name="P2" style:family="paragraph" style:parent-style-name="Footnote">
      <style:paragraph-properties fo:text-align="justify" style:justify-single-word="false"/>
      <style:text-properties fo:font-size="10pt" style:font-size-asian="10pt" style:font-size-complex="10pt"/>
    </style:style>
    <style:style style:name="P3" style:family="paragraph" style:parent-style-name="Text_20_body">
      <style:paragraph-properties fo:margin-left="0cm" fo:margin-right="0cm" fo:margin-top="0.106cm" fo:margin-bottom="0.212cm" loext:contextual-spacing="false" fo:line-height="115%" fo:text-align="center" style:justify-single-word="false" fo:text-indent="0cm" style:auto-text-indent="false" fo:keep-with-next="always"/>
      <style:text-properties fo:font-size="12pt"/>
    </style:style>
    <style:style style:name="P4" style:family="paragraph" style:parent-style-name="Text_20_body">
      <style:paragraph-properties fo:margin-left="0cm" fo:margin-right="0cm" fo:margin-top="0cm" fo:margin-bottom="0.101cm" loext:contextual-spacing="false" fo:line-height="150%" fo:text-align="justify" style:justify-single-word="false" fo:text-indent="0cm" style:auto-text-indent="false"/>
      <style:text-properties fo:font-size="11pt"/>
    </style:style>
    <style:style style:name="P5" style:family="paragraph" style:parent-style-name="Text_20_body">
      <style:paragraph-properties fo:margin-left="0cm" fo:margin-right="0cm" fo:margin-top="0cm" fo:margin-bottom="0.101cm" loext:contextual-spacing="false" fo:line-height="100%" fo:text-align="justify" style:justify-single-word="false" fo:text-indent="0cm" style:auto-text-indent="false"/>
    </style:style>
    <style:style style:name="P6" style:family="paragraph" style:parent-style-name="Text_20_body">
      <style:paragraph-properties fo:margin-left="0cm" fo:margin-right="0cm" fo:margin-top="0.199cm" fo:margin-bottom="0.101cm" loext:contextual-spacing="false" fo:line-height="100%" fo:text-align="justify" style:justify-single-word="false" fo:text-indent="0cm" style:auto-text-indent="false"/>
    </style:style>
    <style:style style:name="P7" style:family="paragraph" style:parent-style-name="Heading_20_2">
      <style:paragraph-properties fo:margin-left="0cm" fo:margin-right="0cm" fo:margin-top="0.353cm" fo:margin-bottom="0.212cm" loext:contextual-spacing="false" fo:text-indent="0cm" style:auto-text-indent="false" fo:keep-with-next="always"/>
    </style:style>
    <style:style style:name="P8" style:family="paragraph" style:parent-style-name="Heading_20_1">
      <style:paragraph-properties fo:margin-left="0cm" fo:margin-right="0cm" fo:margin-top="0.423cm" fo:margin-bottom="0.212cm" loext:contextual-spacing="false" fo:line-height="150%" fo:text-indent="0cm" style:auto-text-indent="false" fo:keep-with-next="always"/>
      <style:text-properties fo:font-size="14pt"/>
    </style:style>
    <style:style style:name="P9" style:family="paragraph" style:parent-style-name="Text_20_body">
      <style:paragraph-properties fo:margin-left="1.565cm" fo:margin-right="0cm" fo:margin-top="0cm" fo:margin-bottom="0.101cm" loext:contextual-spacing="false" fo:text-align="justify" style:justify-single-word="false" fo:text-indent="-0.635cm" style:auto-text-indent="false"/>
    </style:style>
    <style:style style:name="P10" style:family="paragraph" style:parent-style-name="Text_20_body" style:list-style-name="L6">
      <style:paragraph-properties fo:margin-left="0.93cm" fo:margin-right="0cm" fo:margin-top="0cm" fo:margin-bottom="0.101cm" loext:contextual-spacing="false" fo:line-height="100%" fo:text-align="justify" style:justify-single-word="false" fo:text-indent="0cm" style:auto-text-indent="false" fo:padding="0cm" fo:border="none"/>
      <style:text-properties style:font-name="serif" fo:font-size="12pt"/>
    </style:style>
    <style:style style:name="P11" style:family="paragraph" style:parent-style-name="Text_20_body">
      <style:paragraph-properties fo:margin-left="0cm" fo:margin-right="0cm" fo:margin-top="0cm" fo:margin-bottom="0.101cm" loext:contextual-spacing="false" fo:line-height="100%" fo:text-align="justify" style:justify-single-word="false" fo:text-indent="0cm" style:auto-text-indent="false"/>
      <style:text-properties officeooo:paragraph-rsid="0017a8f2"/>
    </style:style>
    <style:style style:name="P12" style:family="paragraph" style:parent-style-name="Text_20_body">
      <style:paragraph-properties fo:margin-left="0cm" fo:margin-right="0cm" fo:margin-top="0cm" fo:margin-bottom="0.101cm" loext:contextual-spacing="false" fo:line-height="100%" fo:text-align="justify" style:justify-single-word="false" fo:text-indent="0cm" style:auto-text-indent="false"/>
      <style:text-properties officeooo:paragraph-rsid="00183c1b"/>
    </style:style>
    <style:style style:name="P13" style:family="paragraph" style:parent-style-name="Text_20_body">
      <style:paragraph-properties fo:margin-left="0cm" fo:margin-right="0cm" fo:margin-top="0cm" fo:margin-bottom="0.101cm" loext:contextual-spacing="false" fo:line-height="100%" fo:text-align="justify" style:justify-single-word="false" fo:text-indent="0cm" style:auto-text-indent="false"/>
      <style:text-properties officeooo:paragraph-rsid="00190892"/>
    </style:style>
    <style:style style:name="P14" style:family="paragraph" style:parent-style-name="Text_20_body">
      <style:paragraph-properties fo:margin-left="0cm" fo:margin-right="0cm" fo:margin-top="0cm" fo:margin-bottom="0.101cm" loext:contextual-spacing="false" fo:line-height="100%" fo:text-align="justify" style:justify-single-word="false" fo:text-indent="0cm" style:auto-text-indent="false"/>
      <style:text-properties officeooo:paragraph-rsid="001f5865"/>
    </style:style>
    <style:style style:name="P15" style:family="paragraph" style:parent-style-name="Text_20_body">
      <style:paragraph-properties fo:margin-left="0cm" fo:margin-right="0cm" fo:margin-top="0cm" fo:margin-bottom="0.101cm" loext:contextual-spacing="false" fo:line-height="100%" fo:text-align="justify" style:justify-single-word="false" fo:text-indent="0cm" style:auto-text-indent="false"/>
      <style:text-properties officeooo:paragraph-rsid="0020fafe"/>
    </style:style>
    <style:style style:name="P16" style:family="paragraph" style:parent-style-name="Text_20_body">
      <style:paragraph-properties fo:margin-left="0cm" fo:margin-right="0cm" fo:margin-top="0cm" fo:margin-bottom="0.101cm" loext:contextual-spacing="false" fo:line-height="100%" fo:text-align="justify" style:justify-single-word="false" fo:text-indent="0cm" style:auto-text-indent="false"/>
      <style:text-properties officeooo:paragraph-rsid="0022d873"/>
    </style:style>
    <style:style style:name="P17" style:family="paragraph" style:parent-style-name="Text_20_body">
      <style:paragraph-properties fo:margin-left="0cm" fo:margin-right="0cm" fo:margin-top="0cm" fo:margin-bottom="0.101cm" loext:contextual-spacing="false" fo:line-height="100%" fo:text-align="justify" style:justify-single-word="false" fo:text-indent="0cm" style:auto-text-indent="false"/>
      <style:text-properties officeooo:paragraph-rsid="00244223"/>
    </style:style>
    <style:style style:name="P18" style:family="paragraph" style:parent-style-name="Text_20_body">
      <style:paragraph-properties fo:margin-left="0cm" fo:margin-right="0cm" fo:margin-top="0cm" fo:margin-bottom="0.101cm" loext:contextual-spacing="false" fo:line-height="100%" fo:text-align="justify" style:justify-single-word="false" fo:text-indent="0cm" style:auto-text-indent="false"/>
      <style:text-properties officeooo:paragraph-rsid="00246d8a"/>
    </style:style>
    <style:style style:name="P19" style:family="paragraph" style:parent-style-name="Text_20_body">
      <style:paragraph-properties fo:margin-left="0cm" fo:margin-right="0cm" fo:margin-top="0cm" fo:margin-bottom="0.101cm" loext:contextual-spacing="false" fo:line-height="100%" fo:text-align="justify" style:justify-single-word="false" fo:text-indent="0cm" style:auto-text-indent="false"/>
      <style:text-properties officeooo:paragraph-rsid="00255a97"/>
    </style:style>
    <style:style style:name="P20" style:family="paragraph" style:parent-style-name="Text_20_body">
      <style:paragraph-properties fo:margin-left="0cm" fo:margin-right="0cm" fo:margin-top="0cm" fo:margin-bottom="0.101cm" loext:contextual-spacing="false" fo:line-height="100%" fo:text-align="justify" style:justify-single-word="false" fo:text-indent="0cm" style:auto-text-indent="false"/>
      <style:text-properties officeooo:paragraph-rsid="00271c97"/>
    </style:style>
    <style:style style:name="P21" style:family="paragraph" style:parent-style-name="Text_20_body">
      <style:paragraph-properties fo:margin-left="0cm" fo:margin-right="0cm" fo:margin-top="0cm" fo:margin-bottom="0.101cm" loext:contextual-spacing="false" fo:line-height="100%" fo:text-align="justify" style:justify-single-word="false" fo:text-indent="0cm" style:auto-text-indent="false"/>
      <style:text-properties officeooo:paragraph-rsid="0028b6c6"/>
    </style:style>
    <style:style style:name="P22" style:family="paragraph" style:parent-style-name="Text_20_body">
      <style:paragraph-properties fo:margin-left="0cm" fo:margin-right="0cm" fo:margin-top="0cm" fo:margin-bottom="0.101cm" loext:contextual-spacing="false" fo:line-height="100%" fo:text-align="justify" style:justify-single-word="false" fo:text-indent="0cm" style:auto-text-indent="false"/>
      <style:text-properties officeooo:paragraph-rsid="0029fde6"/>
    </style:style>
    <style:style style:name="P23" style:family="paragraph" style:parent-style-name="Text_20_body">
      <style:paragraph-properties fo:margin-left="0cm" fo:margin-right="0cm" fo:margin-top="0cm" fo:margin-bottom="0.101cm" loext:contextual-spacing="false" fo:line-height="100%" fo:text-align="justify" style:justify-single-word="false" fo:text-indent="0cm" style:auto-text-indent="false"/>
      <style:text-properties officeooo:paragraph-rsid="002df451"/>
    </style:style>
    <style:style style:name="P24" style:family="paragraph" style:parent-style-name="Text_20_body">
      <style:paragraph-properties fo:margin-left="0cm" fo:margin-right="0cm" fo:margin-top="0cm" fo:margin-bottom="0.101cm" loext:contextual-spacing="false" fo:line-height="100%" fo:text-align="justify" style:justify-single-word="false" fo:text-indent="0cm" style:auto-text-indent="false"/>
      <style:text-properties officeooo:paragraph-rsid="002fb047"/>
    </style:style>
    <style:style style:name="P25" style:family="paragraph" style:parent-style-name="Text_20_body">
      <style:paragraph-properties fo:margin-left="0cm" fo:margin-right="0cm" fo:margin-top="0cm" fo:margin-bottom="0.101cm" loext:contextual-spacing="false" fo:line-height="100%" fo:text-align="justify" style:justify-single-word="false" fo:text-indent="0cm" style:auto-text-indent="false"/>
      <style:text-properties officeooo:paragraph-rsid="002fcd8c"/>
    </style:style>
    <style:style style:name="P26" style:family="paragraph" style:parent-style-name="Text_20_body">
      <style:paragraph-properties fo:margin-left="0cm" fo:margin-right="0cm" fo:margin-top="0cm" fo:margin-bottom="0.101cm" loext:contextual-spacing="false" fo:line-height="100%" fo:text-align="justify" style:justify-single-word="false" fo:text-indent="0cm" style:auto-text-indent="false"/>
      <style:text-properties officeooo:paragraph-rsid="0032752d"/>
    </style:style>
    <style:style style:name="P27" style:family="paragraph" style:parent-style-name="Text_20_body">
      <style:paragraph-properties fo:margin-left="0cm" fo:margin-right="0cm" fo:margin-top="0cm" fo:margin-bottom="0.101cm" loext:contextual-spacing="false" fo:line-height="100%" fo:text-align="justify" style:justify-single-word="false" fo:text-indent="0cm" style:auto-text-indent="false"/>
      <style:text-properties officeooo:paragraph-rsid="00330cf7"/>
    </style:style>
    <style:style style:name="P28" style:family="paragraph" style:parent-style-name="Text_20_body">
      <style:paragraph-properties fo:margin-left="0cm" fo:margin-right="0cm" fo:margin-top="0cm" fo:margin-bottom="0.101cm" loext:contextual-spacing="false" fo:line-height="100%" fo:text-align="justify" style:justify-single-word="false" fo:text-indent="0cm" style:auto-text-indent="false"/>
      <style:text-properties officeooo:paragraph-rsid="003353e7"/>
    </style:style>
    <style:style style:name="P29" style:family="paragraph" style:parent-style-name="Text_20_body">
      <style:paragraph-properties fo:margin-left="0cm" fo:margin-right="0cm" fo:margin-top="0cm" fo:margin-bottom="0.101cm" loext:contextual-spacing="false" fo:line-height="100%" fo:text-align="justify" style:justify-single-word="false" fo:text-indent="0cm" style:auto-text-indent="false"/>
      <style:text-properties officeooo:paragraph-rsid="003bcf23"/>
    </style:style>
    <style:style style:name="P30" style:family="paragraph" style:parent-style-name="Text_20_body">
      <style:paragraph-properties fo:margin-left="0cm" fo:margin-right="0cm" fo:margin-top="0cm" fo:margin-bottom="0.101cm" loext:contextual-spacing="false" fo:line-height="100%" fo:text-align="justify" style:justify-single-word="false" fo:text-indent="0cm" style:auto-text-indent="false"/>
      <style:text-properties officeooo:paragraph-rsid="003cf2da"/>
    </style:style>
    <style:style style:name="P31" style:family="paragraph" style:parent-style-name="Text_20_body">
      <style:paragraph-properties fo:margin-left="0cm" fo:margin-right="0cm" fo:margin-top="0cm" fo:margin-bottom="0.101cm" loext:contextual-spacing="false" fo:line-height="100%" fo:text-align="justify" style:justify-single-word="false" fo:text-indent="0cm" style:auto-text-indent="false"/>
      <style:text-properties style:font-name="Times new roman1"/>
    </style:style>
    <style:style style:name="P32" style:family="paragraph" style:parent-style-name="Text_20_body" style:list-style-name="L10">
      <style:paragraph-properties fo:margin-top="0cm" fo:margin-bottom="0.101cm" loext:contextual-spacing="false" fo:line-height="100%" fo:text-align="justify" style:justify-single-word="false" fo:padding="0cm" fo:border="none"/>
      <style:text-properties officeooo:paragraph-rsid="003bcf23"/>
    </style:style>
    <style:style style:name="P33" style:family="paragraph" style:parent-style-name="Text_20_body" style:list-style-name="L11">
      <style:paragraph-properties fo:margin-top="0cm" fo:margin-bottom="0.101cm" loext:contextual-spacing="false" fo:line-height="100%" fo:text-align="justify" style:justify-single-word="false" fo:padding="0cm" fo:border="none"/>
      <style:text-properties officeooo:paragraph-rsid="003bcf23"/>
    </style:style>
    <style:style style:name="P34" style:family="paragraph" style:parent-style-name="Text_20_body" style:list-style-name="L7">
      <style:paragraph-properties fo:margin-top="0cm" fo:margin-bottom="0.101cm" loext:contextual-spacing="false" fo:line-height="100%" fo:text-align="justify" style:justify-single-word="false" fo:padding="0cm" fo:border="none"/>
      <style:text-properties style:font-name="Times new roman1" officeooo:paragraph-rsid="001abe5f"/>
    </style:style>
    <style:style style:name="P35" style:family="paragraph" style:parent-style-name="Text_20_body" style:list-style-name="L8">
      <style:paragraph-properties fo:margin-top="0cm" fo:margin-bottom="0.101cm" loext:contextual-spacing="false" fo:line-height="100%" fo:text-align="justify" style:justify-single-word="false"/>
      <style:text-properties officeooo:paragraph-rsid="001abe5f"/>
    </style:style>
    <style:style style:name="P36" style:family="paragraph" style:parent-style-name="Text_20_body" style:list-style-name="L8">
      <style:paragraph-properties fo:margin-top="0cm" fo:margin-bottom="0.101cm" loext:contextual-spacing="false" fo:line-height="100%" fo:text-align="justify" style:justify-single-word="false"/>
      <style:text-properties officeooo:paragraph-rsid="001da2a5"/>
    </style:style>
    <style:style style:name="P37" style:family="paragraph" style:parent-style-name="Text_20_body">
      <style:paragraph-properties fo:margin-left="1.565cm" fo:margin-right="0cm" fo:margin-top="0cm" fo:margin-bottom="0.101cm" loext:contextual-spacing="false" fo:text-align="start" style:justify-single-word="false" fo:text-indent="-0.635cm" style:auto-text-indent="false"/>
    </style:style>
    <style:style style:name="P38" style:family="paragraph" style:parent-style-name="Text_20_body">
      <style:paragraph-properties fo:margin-left="1.565cm" fo:margin-right="0cm" fo:margin-top="0cm" fo:margin-bottom="0.101cm" loext:contextual-spacing="false" fo:text-align="start" style:justify-single-word="false" fo:text-indent="-0.635cm" style:auto-text-indent="false"/>
      <style:text-properties officeooo:paragraph-rsid="003d0ffb"/>
    </style:style>
    <style:style style:name="P39" style:family="paragraph" style:parent-style-name="Text_20_body">
      <style:paragraph-properties fo:margin-left="1.565cm" fo:margin-right="0cm" fo:margin-top="0cm" fo:margin-bottom="0.101cm" loext:contextual-spacing="false" fo:text-align="start" style:justify-single-word="false" fo:text-indent="-0.635cm" style:auto-text-indent="false"/>
      <style:text-properties officeooo:paragraph-rsid="003d2e8f"/>
    </style:style>
    <style:style style:name="P40" style:family="paragraph" style:parent-style-name="Text_20_body" style:list-style-name="L9">
      <style:paragraph-properties fo:margin-left="1.27cm" fo:margin-right="0cm" fo:margin-top="0cm" fo:margin-bottom="0.101cm" loext:contextual-spacing="false" fo:line-height="100%" fo:text-align="justify" style:justify-single-word="false" fo:text-indent="-0.635cm" style:auto-text-indent="false"/>
      <style:text-properties officeooo:paragraph-rsid="003353e7"/>
    </style:style>
    <style:style style:name="P41" style:family="paragraph" style:parent-style-name="Heading_20_1">
      <style:paragraph-properties fo:margin-left="0cm" fo:margin-right="0cm" fo:margin-top="0.423cm" fo:margin-bottom="0.212cm" loext:contextual-spacing="false" fo:text-indent="0cm" style:auto-text-indent="false" fo:keep-with-next="always"/>
      <style:text-properties style:font-name="Times new roman" fo:font-size="14pt" fo:font-weight="bold"/>
    </style:style>
    <style:style style:name="P42" style:family="paragraph" style:parent-style-name="Heading_20_1">
      <style:paragraph-properties fo:margin-left="0cm" fo:margin-right="0cm" fo:margin-top="0.199cm" fo:margin-bottom="0.21cm" loext:contextual-spacing="false" fo:text-indent="0cm" style:auto-text-indent="false" fo:keep-with-next="always"/>
      <style:text-properties style:font-name="Times new roman" fo:font-size="14pt" fo:font-weight="bold"/>
    </style:style>
    <style:style style:name="P43" style:family="paragraph" style:parent-style-name="Heading_20_1">
      <style:paragraph-properties fo:margin-left="0cm" fo:margin-right="0cm" fo:margin-top="0cm" fo:margin-bottom="0.101cm" loext:contextual-spacing="false" fo:line-height="100%" fo:text-align="justify" style:justify-single-word="false" fo:text-indent="0cm" style:auto-text-indent="false"/>
      <style:text-properties style:font-name="Times new roman" fo:font-size="14pt" fo:font-weight="bold" officeooo:paragraph-rsid="000f5a3a"/>
    </style:style>
    <style:style style:name="P44" style:family="paragraph" style:parent-style-name="Heading_20_2">
      <style:paragraph-properties fo:margin-left="0cm" fo:margin-right="0cm" fo:margin-top="0.353cm" fo:margin-bottom="0.212cm" loext:contextual-spacing="false" fo:text-indent="0cm" style:auto-text-indent="false" fo:keep-with-next="always"/>
      <style:text-properties style:font-name="Times new roman" fo:font-size="14pt" fo:font-style="italic" fo:font-weight="normal"/>
    </style:style>
    <style:style style:name="P45" style:family="paragraph" style:parent-style-name="Heading_20_2">
      <style:paragraph-properties fo:margin-left="0cm" fo:margin-right="0cm" fo:margin-top="0.353cm" fo:margin-bottom="0.212cm" loext:contextual-spacing="false" fo:text-indent="0cm" style:auto-text-indent="false" fo:keep-with-next="always"/>
      <style:text-properties style:font-name="Times new roman1"/>
    </style:style>
    <style:style style:name="P46" style:family="paragraph" style:parent-style-name="Footnote">
      <style:paragraph-properties fo:text-align="justify" style:justify-single-word="false"/>
    </style:style>
    <style:style style:name="P47" style:family="paragraph" style:parent-style-name="Footnote">
      <style:paragraph-properties fo:text-align="justify" style:justify-single-word="false"/>
      <style:text-properties officeooo:paragraph-rsid="00246730"/>
    </style:style>
    <style:style style:name="P48" style:family="paragraph" style:parent-style-name="Footnote">
      <style:paragraph-properties fo:text-align="justify" style:justify-single-word="false"/>
      <style:text-properties officeooo:paragraph-rsid="00255a97"/>
    </style:style>
    <style:style style:name="P49" style:family="paragraph" style:parent-style-name="Footnote">
      <style:paragraph-properties fo:text-align="justify" style:justify-single-word="false"/>
      <style:text-properties officeooo:paragraph-rsid="002fcd8c"/>
    </style:style>
    <style:style style:name="P50" style:family="paragraph" style:parent-style-name="Footnote">
      <style:paragraph-properties fo:text-align="justify" style:justify-single-word="false"/>
      <style:text-properties officeooo:paragraph-rsid="00372cce"/>
    </style:style>
    <style:style style:name="P51" style:family="paragraph" style:parent-style-name="Title">
      <style:text-properties style:font-name="Times new roman1" fo:font-size="24pt" style:font-size-asian="24pt" style:font-size-complex="24pt"/>
    </style:style>
    <style:style style:name="T1" style:family="text">
      <style:text-properties style:font-name="Times new roman"/>
    </style:style>
    <style:style style:name="T2" style:family="text">
      <style:text-properties style:font-name="Times new roman" fo:font-weight="bold"/>
    </style:style>
    <style:style style:name="T3" style:family="text">
      <style:text-properties style:font-name="Times new roman" fo:font-size="14pt" fo:font-style="italic" fo:font-weight="normal"/>
    </style:style>
    <style:style style:name="T4" style:family="text">
      <style:text-properties style:font-name="Times new roman" fo:font-size="14pt" fo:font-style="italic" fo:font-weight="normal" officeooo:rsid="00183c1b"/>
    </style:style>
    <style:style style:name="T5" style:family="text">
      <style:text-properties style:font-name="Times new roman" fo:font-size="11pt"/>
    </style:style>
    <style:style style:name="T6" style:family="text">
      <style:text-properties style:font-name="Times new roman" fo:font-size="11pt" fo:font-weight="normal"/>
    </style:style>
    <style:style style:name="T7" style:family="text">
      <style:text-properties style:font-name="Times new roman" fo:font-size="11pt" officeooo:rsid="0017a8f2"/>
    </style:style>
    <style:style style:name="T8" style:family="text">
      <style:text-properties style:font-name="Times new roman" fo:font-style="italic"/>
    </style:style>
    <style:style style:name="T9" style:family="text">
      <style:text-properties style:font-name="Times new roman" fo:font-style="italic" officeooo:rsid="003bcf23"/>
    </style:style>
    <style:style style:name="T10" style:family="text">
      <style:text-properties style:font-name="Times new roman" fo:font-size="12pt"/>
    </style:style>
    <style:style style:name="T11" style:family="text">
      <style:text-properties style:font-name="Times new roman" fo:font-size="12pt" fo:font-style="italic"/>
    </style:style>
    <style:style style:name="T12" style:family="text">
      <style:text-properties style:font-name="Times new roman" fo:font-size="12pt" fo:font-style="italic" officeooo:rsid="001601a2"/>
    </style:style>
    <style:style style:name="T13" style:family="text">
      <style:text-properties style:font-name="Times new roman" fo:font-size="12pt" fo:font-style="italic" style:font-style-asian="italic" style:font-style-complex="italic"/>
    </style:style>
    <style:style style:name="T14" style:family="text">
      <style:text-properties style:font-name="Times new roman" fo:font-size="12pt" fo:font-style="italic" officeooo:rsid="0020fafe" style:font-style-asian="italic" style:font-style-complex="italic"/>
    </style:style>
    <style:style style:name="T15" style:family="text">
      <style:text-properties style:font-name="Times new roman" fo:font-size="12pt" fo:font-style="italic" officeooo:rsid="00244223" style:font-style-asian="italic" style:font-style-complex="italic"/>
    </style:style>
    <style:style style:name="T16" style:family="text">
      <style:text-properties style:font-name="Times new roman" fo:font-size="12pt" fo:font-style="italic" officeooo:rsid="00246d8a" style:font-style-asian="italic" style:font-style-complex="italic"/>
    </style:style>
    <style:style style:name="T17" style:family="text">
      <style:text-properties style:font-name="Times new roman" fo:font-size="12pt" fo:font-style="italic" officeooo:rsid="00255a97" style:font-style-asian="italic" style:font-style-complex="italic"/>
    </style:style>
    <style:style style:name="T18" style:family="text">
      <style:text-properties style:font-name="Times new roman" fo:font-size="12pt" fo:font-style="italic" officeooo:rsid="002fcd8c" style:font-style-asian="italic" style:font-style-complex="italic"/>
    </style:style>
    <style:style style:name="T19" style:family="text">
      <style:text-properties style:font-name="Times new roman" fo:font-size="12pt" fo:font-style="italic" officeooo:rsid="00330cf7" style:font-style-asian="italic" style:font-style-complex="italic"/>
    </style:style>
    <style:style style:name="T20" style:family="text">
      <style:text-properties style:font-name="Times new roman" fo:font-size="12pt" fo:font-style="italic" officeooo:rsid="003bcf23" style:font-style-asian="italic" style:font-style-complex="italic"/>
    </style:style>
    <style:style style:name="T21" style:family="text">
      <style:text-properties style:font-name="Times new roman" fo:font-size="12pt" fo:font-style="italic" officeooo:rsid="003cf2da" style:font-style-asian="italic" style:font-style-complex="italic"/>
    </style:style>
    <style:style style:name="T22" style:family="text">
      <style:text-properties style:font-name="Times new roman" fo:font-size="12pt" fo:font-style="italic" officeooo:rsid="003d0ffb" style:font-style-asian="italic" style:font-style-complex="italic"/>
    </style:style>
    <style:style style:name="T23" style:family="text">
      <style:text-properties style:font-name="Times new roman" fo:font-size="12pt" fo:font-style="italic" officeooo:rsid="002df451"/>
    </style:style>
    <style:style style:name="T24" style:family="text">
      <style:text-properties style:font-name="Times new roman" fo:font-size="12pt" fo:font-style="italic" officeooo:rsid="002fcd8c"/>
    </style:style>
    <style:style style:name="T25" style:family="text">
      <style:text-properties style:font-name="Times new roman" fo:font-size="12pt" fo:font-style="italic" officeooo:rsid="00330cf7"/>
    </style:style>
    <style:style style:name="T26" style:family="text">
      <style:text-properties style:font-name="Times new roman" fo:font-size="12pt" fo:font-style="italic" officeooo:rsid="003bcf23"/>
    </style:style>
    <style:style style:name="T27" style:family="text">
      <style:text-properties style:font-name="Times new roman" fo:font-size="12pt" fo:font-style="italic" officeooo:rsid="003d0ffb"/>
    </style:style>
    <style:style style:name="T28" style:family="text">
      <style:text-properties style:font-name="Times new roman" fo:font-size="12pt" fo:font-style="italic" officeooo:rsid="003d2e8f"/>
    </style:style>
    <style:style style:name="T29" style:family="text">
      <style:text-properties style:font-name="Times new roman" fo:font-size="12pt" fo:font-weight="bold"/>
    </style:style>
    <style:style style:name="T30" style:family="text">
      <style:text-properties style:font-name="Times new roman" fo:font-size="12pt" officeooo:rsid="000f5a3a"/>
    </style:style>
    <style:style style:name="T31" style:family="text">
      <style:text-properties style:font-name="Times new roman" fo:font-size="12pt" officeooo:rsid="001601a2"/>
    </style:style>
    <style:style style:name="T32" style:family="text">
      <style:text-properties style:font-name="Times new roman" fo:font-size="12pt" officeooo:rsid="0017a8f2"/>
    </style:style>
    <style:style style:name="T33" style:family="text">
      <style:text-properties style:font-name="Times new roman" fo:font-size="12pt" officeooo:rsid="00183c1b"/>
    </style:style>
    <style:style style:name="T34" style:family="text">
      <style:text-properties style:font-name="Times new roman" fo:font-size="12pt" officeooo:rsid="00190892"/>
    </style:style>
    <style:style style:name="T35" style:family="text">
      <style:text-properties style:font-name="Times new roman" fo:font-size="12pt" officeooo:rsid="001f5865"/>
    </style:style>
    <style:style style:name="T36" style:family="text">
      <style:text-properties style:font-name="Times new roman" fo:font-size="12pt" officeooo:rsid="0020fafe"/>
    </style:style>
    <style:style style:name="T37" style:family="text">
      <style:text-properties style:font-name="Times new roman" fo:font-size="12pt" officeooo:rsid="0022d873"/>
    </style:style>
    <style:style style:name="T38" style:family="text">
      <style:text-properties style:font-name="Times new roman" fo:font-size="12pt" officeooo:rsid="00244223"/>
    </style:style>
    <style:style style:name="T39" style:family="text">
      <style:text-properties style:font-name="Times new roman" fo:font-size="12pt" officeooo:rsid="00246d8a"/>
    </style:style>
    <style:style style:name="T40" style:family="text">
      <style:text-properties style:font-name="Times new roman" fo:font-size="12pt" officeooo:rsid="00255a97"/>
    </style:style>
    <style:style style:name="T41" style:family="text">
      <style:text-properties style:font-name="Times new roman" fo:font-size="12pt" officeooo:rsid="00271c97"/>
    </style:style>
    <style:style style:name="T42" style:family="text">
      <style:text-properties style:font-name="Times new roman" fo:font-size="12pt" officeooo:rsid="0028b6c6"/>
    </style:style>
    <style:style style:name="T43" style:family="text">
      <style:text-properties style:font-name="Times new roman" fo:font-size="12pt" fo:font-style="normal" style:font-style-asian="normal" style:font-style-complex="normal"/>
    </style:style>
    <style:style style:name="T44" style:family="text">
      <style:text-properties style:font-name="Times new roman" fo:font-size="12pt" officeooo:rsid="00330cf7"/>
    </style:style>
    <style:style style:name="T45" style:family="text">
      <style:text-properties style:font-name="Times new roman" fo:font-size="12pt" officeooo:rsid="003353e7"/>
    </style:style>
    <style:style style:name="T46" style:family="text">
      <style:text-properties style:font-name="Times new roman" fo:font-size="12pt" officeooo:rsid="0033b655"/>
    </style:style>
    <style:style style:name="T47" style:family="text">
      <style:text-properties style:font-name="Times new roman" fo:font-size="12pt" officeooo:rsid="0035488a"/>
    </style:style>
    <style:style style:name="T48" style:family="text">
      <style:text-properties style:font-name="Times new roman" fo:font-size="12pt" officeooo:rsid="0038d809"/>
    </style:style>
    <style:style style:name="T49" style:family="text">
      <style:text-properties style:font-name="Times new roman" fo:font-size="12pt" officeooo:rsid="003bcf23"/>
    </style:style>
    <style:style style:name="T50" style:family="text">
      <style:text-properties style:font-name="Times new roman" fo:font-size="12pt" officeooo:rsid="003a68bd"/>
    </style:style>
    <style:style style:name="T51" style:family="text">
      <style:text-properties style:font-name="Times new roman" fo:font-size="12pt" officeooo:rsid="003cf2da"/>
    </style:style>
    <style:style style:name="T52" style:family="text">
      <style:text-properties style:font-name="Times new roman" fo:font-size="12pt" officeooo:rsid="003d0ffb"/>
    </style:style>
    <style:style style:name="T53" style:family="text">
      <style:text-properties style:font-name="Times new roman" fo:font-size="12pt" officeooo:rsid="003d2e8f"/>
    </style:style>
    <style:style style:name="T54" style:family="text">
      <style:text-properties style:font-name="Times new roman" fo:font-size="10pt"/>
    </style:style>
    <style:style style:name="T55" style:family="text">
      <style:text-properties style:font-name="Times new roman" fo:font-size="10pt" officeooo:rsid="00111ee5"/>
    </style:style>
    <style:style style:name="T56" style:family="text">
      <style:text-properties style:font-name="Times new roman" fo:font-size="10pt" officeooo:rsid="0012979e"/>
    </style:style>
    <style:style style:name="T57" style:family="text">
      <style:text-properties style:font-name="Times new roman" fo:font-size="10pt" officeooo:rsid="0017a8f2"/>
    </style:style>
    <style:style style:name="T58" style:family="text">
      <style:text-properties style:font-name="Times new roman" fo:font-size="10pt" officeooo:rsid="00246730"/>
    </style:style>
    <style:style style:name="T59" style:family="text">
      <style:text-properties style:font-name="Times new roman" fo:font-size="10pt" officeooo:rsid="002bb978"/>
    </style:style>
    <style:style style:name="T60" style:family="text">
      <style:text-properties style:font-name="Times new roman" fo:font-size="10pt" officeooo:rsid="002c7cdb"/>
    </style:style>
    <style:style style:name="T61" style:family="text">
      <style:text-properties style:font-name="Times new roman" fo:font-size="10pt" fo:font-style="italic" style:font-style-asian="italic" style:font-style-complex="italic"/>
    </style:style>
    <style:style style:name="T62" style:family="text">
      <style:text-properties style:font-name="Times new roman" officeooo:rsid="003bcf23"/>
    </style:style>
    <style:style style:name="T63" style:family="text">
      <style:text-properties style:font-name="Times new roman" fo:font-style="normal" officeooo:rsid="003bcf23" style:font-style-asian="normal" style:font-style-complex="normal"/>
    </style:style>
    <style:style style:name="T64" style:family="text">
      <style:text-properties style:font-name="Liberation Serif1"/>
    </style:style>
    <style:style style:name="T65" style:family="text">
      <style:text-properties style:font-name="Liberation Serif1" fo:font-size="12pt"/>
    </style:style>
    <style:style style:name="T66" style:family="text">
      <style:text-properties style:font-name="Liberation Serif1" fo:font-size="12pt" fo:font-style="italic"/>
    </style:style>
    <style:style style:name="T67" style:family="text">
      <style:text-properties style:font-name="Liberation Serif1" fo:font-size="12pt" fo:font-style="italic" officeooo:rsid="003d0ffb"/>
    </style:style>
    <style:style style:name="T68" style:family="text">
      <style:text-properties style:font-name="Liberation Serif1" fo:font-size="12pt" officeooo:rsid="00330cf7"/>
    </style:style>
    <style:style style:name="T69" style:family="text">
      <style:text-properties style:font-name="Liberation Serif1" fo:font-size="12pt" officeooo:rsid="0035488a"/>
    </style:style>
    <style:style style:name="T70" style:family="text">
      <style:text-properties style:font-name="Liberation Serif1" fo:font-size="12pt" officeooo:rsid="0038d809"/>
    </style:style>
    <style:style style:name="T71" style:family="text">
      <style:text-properties style:font-name="Liberation Serif1" fo:font-size="12pt" officeooo:rsid="003bcf23"/>
    </style:style>
    <style:style style:name="T72" style:family="text">
      <style:text-properties style:font-name="Liberation Serif1" fo:font-size="12pt" officeooo:rsid="003d0ffb"/>
    </style:style>
    <style:style style:name="T73" style:family="text">
      <style:text-properties style:font-name="Liberation Serif1" fo:font-size="10pt"/>
    </style:style>
    <style:style style:name="T74" style:family="text">
      <style:text-properties style:font-name="Liberation Serif1" fo:font-size="10pt" fo:font-style="italic"/>
    </style:style>
    <style:style style:name="T75" style:family="text">
      <style:text-properties style:font-name="Liberation Serif1" fo:font-size="10pt" fo:font-style="italic" style:font-style-asian="italic" style:font-style-complex="italic"/>
    </style:style>
    <style:style style:name="T76" style:family="text">
      <style:text-properties style:font-name="Liberation Serif1" fo:font-size="10pt" officeooo:rsid="000f5a3a"/>
    </style:style>
    <style:style style:name="T77" style:family="text">
      <style:text-properties style:font-name="Liberation Serif1" fo:font-size="10pt" officeooo:rsid="00111ee5"/>
    </style:style>
    <style:style style:name="T78" style:family="text">
      <style:text-properties style:font-name="Liberation Serif1" fo:font-size="10pt" officeooo:rsid="00255a97"/>
    </style:style>
    <style:style style:name="T79" style:family="text">
      <style:text-properties style:font-name="Liberation Serif1" fo:font-size="10pt" officeooo:rsid="003bcf23"/>
    </style:style>
    <style:style style:name="T80" style:family="text">
      <style:text-properties fo:font-style="italic" style:font-style-asian="italic" style:font-style-complex="italic"/>
    </style:style>
    <style:style style:name="T81" style:family="text">
      <style:text-properties fo:font-style="italic" officeooo:rsid="000f5a3a" style:font-style-asian="italic" style:font-style-complex="italic"/>
    </style:style>
    <style:style style:name="T82" style:family="text">
      <style:text-properties fo:font-style="italic" officeooo:rsid="00183c1b" style:font-style-asian="italic" style:font-style-complex="italic"/>
    </style:style>
    <style:style style:name="T83" style:family="text">
      <style:text-properties fo:font-style="italic" officeooo:rsid="00271c97" style:font-style-asian="italic" style:font-style-complex="italic"/>
    </style:style>
    <style:style style:name="T84" style:family="text">
      <style:text-properties fo:font-variant="normal" fo:text-transform="none"/>
    </style:style>
    <style:style style:name="T85" style:family="text">
      <style:text-properties fo:font-variant="normal" fo:text-transform="none" style:font-name="Times new roman" fo:font-size="12pt" fo:font-style="normal"/>
    </style:style>
    <style:style style:name="T86" style:family="text">
      <style:text-properties fo:font-variant="normal" fo:text-transform="none" style:font-name="Times new roman" fo:font-size="12pt" fo:font-style="normal" fo:font-weight="bold"/>
    </style:style>
    <style:style style:name="T87" style:family="text">
      <style:text-properties fo:font-variant="normal" fo:text-transform="none" style:font-name="Times new roman" fo:font-size="12pt" fo:font-style="normal" fo:font-weight="bold" officeooo:rsid="0022d873"/>
    </style:style>
    <style:style style:name="T88" style:family="text">
      <style:text-properties fo:font-variant="normal" fo:text-transform="none" style:font-name="Times new roman" fo:font-size="12pt" fo:font-style="normal" officeooo:rsid="0013fde5"/>
    </style:style>
    <style:style style:name="T89" style:family="text">
      <style:text-properties fo:font-variant="normal" fo:text-transform="none" style:font-name="Times new roman" fo:font-size="12pt" fo:font-style="normal" officeooo:rsid="00183c1b"/>
    </style:style>
    <style:style style:name="T90" style:family="text">
      <style:text-properties fo:font-variant="normal" fo:text-transform="none" style:font-name="Times new roman" fo:font-size="12pt" fo:font-style="normal" officeooo:rsid="00271c97"/>
    </style:style>
    <style:style style:name="T91" style:family="text">
      <style:text-properties fo:font-variant="normal" fo:text-transform="none" style:font-name="Times new roman" fo:font-size="12pt" fo:font-style="normal" officeooo:rsid="0028b6c6"/>
    </style:style>
    <style:style style:name="T92" style:family="text">
      <style:text-properties fo:font-variant="normal" fo:text-transform="none" style:font-name="Times new roman" fo:font-size="12pt" fo:font-style="normal" officeooo:rsid="0029fde6"/>
    </style:style>
    <style:style style:name="T93" style:family="text">
      <style:text-properties fo:font-variant="normal" fo:text-transform="none" style:font-name="Times new roman" fo:font-size="12pt" fo:font-style="normal" style:font-style-asian="normal" style:font-style-complex="normal"/>
    </style:style>
    <style:style style:name="T94" style:family="text">
      <style:text-properties fo:font-variant="normal" fo:text-transform="none" style:font-name="Times new roman" fo:font-size="12pt" fo:font-style="normal" officeooo:rsid="0029fde6" style:font-style-asian="normal" style:font-style-complex="normal"/>
    </style:style>
    <style:style style:name="T95" style:family="text">
      <style:text-properties fo:font-variant="normal" fo:text-transform="none" style:font-name="Times new roman" fo:font-size="12pt" fo:font-style="normal" officeooo:rsid="002bb978"/>
    </style:style>
    <style:style style:name="T96" style:family="text">
      <style:text-properties fo:font-variant="normal" fo:text-transform="none" style:font-name="Times new roman" fo:font-size="12pt" fo:font-style="normal" officeooo:rsid="002df451"/>
    </style:style>
    <style:style style:name="T97" style:family="text">
      <style:text-properties fo:font-variant="normal" fo:text-transform="none" style:font-name="Times new roman" fo:font-size="12pt" fo:font-style="normal" officeooo:rsid="002fb047"/>
    </style:style>
    <style:style style:name="T98" style:family="text">
      <style:text-properties fo:font-variant="normal" fo:text-transform="none" style:font-name="Times new roman" fo:font-size="12pt" fo:font-style="normal" officeooo:rsid="002fcd8c"/>
    </style:style>
    <style:style style:name="T99" style:family="text">
      <style:text-properties fo:font-variant="normal" fo:text-transform="none" style:font-name="Times new roman" fo:font-size="12pt" fo:font-style="normal" officeooo:rsid="0032752d"/>
    </style:style>
    <style:style style:name="T100" style:family="text">
      <style:text-properties fo:font-variant="normal" fo:text-transform="none" style:font-name="Times new roman" fo:font-size="12pt" fo:font-style="normal" officeooo:rsid="00330cf7"/>
    </style:style>
    <style:style style:name="T101" style:family="text">
      <style:text-properties fo:font-variant="normal" fo:text-transform="none" style:font-name="Times new roman" fo:font-size="12pt" fo:font-style="normal" officeooo:rsid="003353e7"/>
    </style:style>
    <style:style style:name="T102" style:family="text">
      <style:text-properties fo:font-variant="normal" fo:text-transform="none" style:font-name="Times new roman" fo:font-size="12pt" fo:font-style="italic"/>
    </style:style>
    <style:style style:name="T103" style:family="text">
      <style:text-properties fo:font-variant="normal" fo:text-transform="none" style:font-name="Times new roman" fo:font-size="12pt" fo:font-style="italic" style:font-style-asian="italic" style:font-style-complex="italic"/>
    </style:style>
    <style:style style:name="T104" style:family="text">
      <style:text-properties fo:font-variant="normal" fo:text-transform="none" style:font-name="Times new roman" fo:font-size="12pt" fo:font-style="italic" officeooo:rsid="00183c1b" style:font-style-asian="italic" style:font-style-complex="italic"/>
    </style:style>
    <style:style style:name="T105" style:family="text">
      <style:text-properties fo:font-variant="normal" fo:text-transform="none" style:font-name="Times new roman" fo:font-size="12pt" fo:font-style="italic" officeooo:rsid="002fcd8c"/>
    </style:style>
    <style:style style:name="T106" style:family="text">
      <style:text-properties fo:font-variant="normal" fo:text-transform="none" style:font-name="Liberation Serif1" fo:font-size="12pt" fo:font-style="normal"/>
    </style:style>
    <style:style style:name="T107" style:family="text">
      <style:text-properties fo:font-variant="normal" fo:text-transform="none" style:font-name="Liberation Serif1" fo:font-size="12pt" fo:font-style="normal" officeooo:rsid="00271c97"/>
    </style:style>
    <style:style style:name="T108" style:family="text">
      <style:text-properties fo:font-variant="normal" fo:text-transform="none" style:font-name="Liberation Serif1" fo:font-size="12pt" fo:font-style="normal" officeooo:rsid="00330cf7"/>
    </style:style>
    <style:style style:name="T109" style:family="text">
      <style:text-properties fo:font-variant="normal" fo:text-transform="none" style:font-name="Liberation Serif1" fo:font-size="10pt" fo:font-style="normal"/>
    </style:style>
    <style:style style:name="T110" style:family="text">
      <style:text-properties fo:font-variant="normal" fo:text-transform="none" style:font-name="Times new roman1" fo:font-style="normal"/>
    </style:style>
    <style:style style:name="T111" style:family="text">
      <style:text-properties fo:font-variant="normal" fo:text-transform="none" style:font-name="Times new roman1" fo:font-size="12pt" fo:font-style="normal"/>
    </style:style>
    <style:style style:name="T112" style:family="text">
      <style:text-properties fo:font-variant="normal" fo:text-transform="none" style:font-name="Times new roman1" fo:font-size="12pt" fo:font-style="normal" officeooo:rsid="001abe5f"/>
    </style:style>
    <style:style style:name="T113" style:family="text">
      <style:text-properties style:font-name="serif" fo:font-size="12pt"/>
    </style:style>
    <style:style style:name="T114" style:family="text">
      <style:text-properties style:text-line-through-style="none" style:text-line-through-type="none" style:font-name="Times new roman" fo:font-size="12pt" fo:font-style="italic" style:text-underline-style="none" style:text-blinking="false"/>
    </style:style>
    <style:style style:name="T115" style:family="text">
      <style:text-properties style:text-line-through-style="none" style:text-line-through-type="none" style:font-name="Times new roman" fo:font-size="12pt" fo:font-style="normal" style:text-underline-style="none" style:text-blinking="false" style:font-style-asian="normal" style:font-style-complex="normal"/>
    </style:style>
    <style:style style:name="T116" style:family="text">
      <style:text-properties style:text-line-through-style="none" style:text-line-through-type="none" style:font-name="Liberation Serif1" fo:font-size="10pt" style:text-underline-style="none" style:text-blinking="false"/>
    </style:style>
    <style:style style:name="T117" style:family="text">
      <style:text-properties style:text-line-through-style="none" style:text-line-through-type="none" style:font-name="Liberation Serif1" fo:font-size="10pt" style:text-underline-style="none" officeooo:rsid="0013d83f" style:text-blinking="false"/>
    </style:style>
    <style:style style:name="T118" style:family="text">
      <style:text-properties style:text-line-through-style="none" style:text-line-through-type="none" style:font-name="Liberation Serif1" fo:font-size="10pt" style:text-underline-style="none" officeooo:rsid="00255a97" style:text-blinking="false"/>
    </style:style>
    <style:style style:name="T119" style:family="text">
      <style:text-properties style:text-line-through-style="none" style:text-line-through-type="none" style:font-name="Liberation Serif1" fo:font-size="10pt" fo:font-style="italic" style:text-underline-style="none" style:text-blinking="false" style:font-style-asian="italic" style:font-style-complex="italic"/>
    </style:style>
    <style:style style:name="T120" style:family="text">
      <style:text-properties fo:color="#000080" style:font-name="Times new roman" fo:font-size="12pt" style:text-underline-style="solid" style:text-underline-width="auto" style:text-underline-color="font-color"/>
    </style:style>
    <style:style style:name="T121" style:family="text">
      <style:text-properties fo:color="#000080" style:font-name="Times new roman" fo:font-size="10pt" style:text-underline-style="solid" style:text-underline-width="auto" style:text-underline-color="font-color"/>
    </style:style>
    <style:style style:name="T122" style:family="text">
      <style:text-properties fo:color="#000080" style:font-name="Liberation Serif1" fo:font-size="10pt" style:text-underline-style="solid" style:text-underline-width="auto" style:text-underline-color="font-color"/>
    </style:style>
    <style:style style:name="T123" style:family="text">
      <style:text-properties style:font-name="Times New Roman" fo:font-size="10pt"/>
    </style:style>
    <style:style style:name="T124" style:family="text">
      <style:text-properties style:font-name="Times New Roman" fo:font-size="10pt" officeooo:rsid="001601a2"/>
    </style:style>
    <style:style style:name="T125" style:family="text">
      <style:text-properties style:font-name="Times New Roman" fo:font-size="10pt" fo:font-style="italic" fo:font-weight="bold" style:font-style-asian="italic" style:font-weight-asian="bold" style:font-style-complex="italic" style:font-weight-complex="bold"/>
    </style:style>
    <style:style style:name="T126" style:family="text">
      <style:text-properties style:font-name="Times New Roman" fo:font-size="10pt" fo:font-style="italic" style:font-style-asian="italic" style:font-style-complex="italic"/>
    </style:style>
    <style:style style:name="T127" style:family="text">
      <style:text-properties style:font-name="Times New Roman" fo:font-size="10pt" fo:font-style="italic" officeooo:rsid="001601a2" style:font-style-asian="italic" style:font-style-complex="italic"/>
    </style:style>
    <style:style style:name="T128" style:family="text">
      <style:text-properties style:font-name="Times new roman1"/>
    </style:style>
    <style:style style:name="T129" style:family="text">
      <style:text-properties style:font-name="Times new roman1" fo:font-style="italic"/>
    </style:style>
    <style:style style:name="T130" style:family="text">
      <style:text-properties officeooo:rsid="001470ee"/>
    </style:style>
    <style:style style:name="T131" style:family="text">
      <style:text-properties officeooo:rsid="0017a8f2"/>
    </style:style>
    <style:style style:name="T132" style:family="text">
      <style:text-properties fo:font-weight="bold"/>
    </style:style>
    <style:style style:name="T133" style:family="text">
      <style:text-properties fo:font-weight="bold" officeooo:rsid="0017a8f2"/>
    </style:style>
    <style:style style:name="T134" style:family="text">
      <style:text-properties officeooo:rsid="00183c1b"/>
    </style:style>
    <style:style style:name="T135" style:family="text">
      <style:text-properties fo:font-size="12pt"/>
    </style:style>
    <style:style style:name="T136" style:family="text">
      <style:text-properties fo:font-size="12pt" officeooo:rsid="00190892"/>
    </style:style>
    <style:style style:name="T137" style:family="text">
      <style:text-properties fo:font-size="12pt" fo:font-style="italic"/>
    </style:style>
    <style:style style:name="T138" style:family="text">
      <style:text-properties fo:font-size="12pt" fo:font-style="italic" officeooo:rsid="00190892"/>
    </style:style>
    <style:style style:name="T139" style:family="text">
      <style:text-properties fo:font-size="12pt" fo:font-style="italic" officeooo:rsid="001abe5f"/>
    </style:style>
    <style:style style:name="T140" style:family="text">
      <style:text-properties fo:font-size="12pt" officeooo:rsid="001abe5f"/>
    </style:style>
    <style:style style:name="T141" style:family="text">
      <style:text-properties fo:font-size="12pt" fo:font-style="normal" style:font-style-asian="normal" style:font-style-complex="normal"/>
    </style:style>
    <style:style style:name="T142" style:family="text">
      <style:text-properties fo:font-size="12pt" fo:font-style="normal" officeooo:rsid="001abe5f" style:font-style-asian="normal" style:font-style-complex="normal"/>
    </style:style>
    <style:style style:name="T143" style:family="text">
      <style:text-properties fo:font-size="14pt" fo:font-style="italic" fo:font-weight="normal"/>
    </style:style>
    <style:style style:name="T144" style:family="text">
      <style:text-properties fo:font-style="normal" style:font-style-asian="normal" style:font-style-complex="normal"/>
    </style:style>
    <style:style style:name="T145" style:family="text">
      <style:text-properties style:font-name="Times new roman1"/>
    </style:style>
    <style:style style:name="T146" style:family="text">
      <style:text-properties style:font-name="Times new roman1" fo:font-size="12pt"/>
    </style:style>
    <style:style style:name="T147" style:family="text">
      <style:text-properties style:font-name="Times new roman1" fo:font-size="12pt" officeooo:rsid="001abe5f"/>
    </style:style>
    <style:style style:name="T148" style:family="text">
      <style:text-properties style:font-name="Times new roman1" fo:font-size="12pt" fo:font-style="italic"/>
    </style:style>
    <style:style style:name="T149" style:family="text">
      <style:text-properties style:font-name="Times new roman1" fo:font-size="12pt" fo:font-style="italic" officeooo:rsid="001abe5f"/>
    </style:style>
    <style:style style:name="T150" style:family="text">
      <style:text-properties style:font-name="Times new roman1" fo:font-size="12pt" fo:font-style="italic" style:font-style-asian="italic" style:font-style-complex="italic"/>
    </style:style>
    <style:style style:name="T151" style:family="text">
      <style:text-properties style:font-name="Times new roman1" fo:font-size="12pt" fo:font-style="italic" officeooo:rsid="001cb0d5"/>
    </style:style>
    <style:style style:name="T152" style:family="text">
      <style:text-properties style:font-name="Times new roman1" fo:font-size="12pt" fo:font-style="italic" officeooo:rsid="001da2a5"/>
    </style:style>
    <style:style style:name="T153" style:family="text">
      <style:text-properties style:font-name="Times new roman1" fo:font-size="12pt" fo:font-style="normal" style:font-style-asian="normal" style:font-style-complex="normal"/>
    </style:style>
    <style:style style:name="T154" style:family="text">
      <style:text-properties style:font-name="Times new roman1" fo:font-size="12pt" fo:font-style="normal" officeooo:rsid="001abe5f" style:font-style-asian="normal" style:font-style-complex="normal"/>
    </style:style>
    <style:style style:name="T155" style:family="text">
      <style:text-properties style:font-name="Times new roman1" fo:font-size="12pt" officeooo:rsid="001cb0d5"/>
    </style:style>
    <style:style style:name="T156" style:family="text">
      <style:text-properties style:font-name="Times new roman1" fo:font-size="12pt" officeooo:rsid="001da2a5"/>
    </style:style>
    <style:style style:name="T157" style:family="text">
      <style:text-properties style:font-name="Times new roman1" fo:font-size="12pt" fo:language="ru" fo:country="RU" fo:font-style="italic" style:font-size-asian="12pt" style:font-style-asian="italic" style:font-name-complex="Times new roman1" style:font-style-complex="italic"/>
    </style:style>
    <style:style style:name="T158" style:family="text">
      <style:text-properties style:font-name="Times new roman1" fo:font-size="12pt" fo:language="ru" fo:country="RU" fo:font-style="italic" officeooo:rsid="003d0ffb" style:font-size-asian="12pt" style:font-style-asian="italic" style:font-name-complex="Times new roman1" style:font-style-complex="italic"/>
    </style:style>
    <style:style style:name="T159" style:family="text">
      <style:text-properties style:font-name="Times new roman1" fo:font-size="12pt" fo:language="ru" fo:country="RU" fo:font-style="italic" officeooo:rsid="003d2e8f" style:font-size-asian="12pt" style:font-style-asian="italic" style:font-name-complex="Times new roman1" style:font-style-complex="italic"/>
    </style:style>
    <style:style style:name="T160" style:family="text">
      <style:text-properties style:font-name="Times new roman1" fo:font-size="12pt" fo:language="ru" fo:country="RU" fo:font-style="italic" style:font-size-asian="12pt" style:font-style-asian="italic" style:font-name-complex="Times new roman1" style:font-size-complex="12pt" style:font-style-complex="italic"/>
    </style:style>
    <style:style style:name="T161" style:family="text">
      <style:text-properties style:font-name="Times new roman1" fo:font-size="12pt" fo:language="ru" fo:country="RU" style:font-size-asian="12pt" style:font-name-complex="Times new roman1"/>
    </style:style>
    <style:style style:name="T162" style:family="text">
      <style:text-properties style:font-name="Times new roman1" fo:font-size="12pt" fo:language="ru" fo:country="RU" style:font-size-asian="12pt" style:font-name-complex="Times new roman1" style:font-size-complex="12pt"/>
    </style:style>
    <style:style style:name="T163" style:family="text">
      <style:text-properties style:font-name="Times new roman1" fo:font-size="12pt" fo:language="ru" fo:country="RU" officeooo:rsid="003d0ffb" style:font-size-asian="12pt" style:font-name-complex="Times new roman1" style:font-size-complex="12pt"/>
    </style:style>
    <style:style style:name="T164" style:family="text">
      <style:text-properties style:font-name="Times new roman1" fo:font-size="12pt" fo:language="ru" fo:country="RU" officeooo:rsid="003d0ffb" style:font-size-asian="12pt" style:font-name-complex="Times new roman1"/>
    </style:style>
    <style:style style:name="T165" style:family="text">
      <style:text-properties style:font-name="Times new roman1" officeooo:rsid="001abe5f"/>
    </style:style>
    <style:style style:name="T166" style:family="text">
      <style:text-properties style:font-name="Times new roman1" fo:font-style="italic" style:font-style-asian="italic" style:font-style-complex="italic"/>
    </style:style>
    <style:style style:name="T167" style:family="text">
      <style:text-properties style:font-name="Times new roman1" fo:font-style="normal" style:font-style-asian="normal" style:font-style-complex="normal"/>
    </style:style>
    <style:style style:name="T168" style:family="text">
      <style:text-properties style:font-name="Times new roman1" officeooo:rsid="001cb0d5"/>
    </style:style>
    <style:style style:name="T169" style:family="text">
      <style:text-properties style:font-name="Times new roman1" officeooo:rsid="001da2a5"/>
    </style:style>
    <style:style style:name="T170" style:family="text">
      <style:text-properties style:font-name="Times new roman1" fo:font-size="10pt" fo:language="ru" fo:country="RU" officeooo:rsid="00246730" style:font-size-asian="10pt" style:font-name-complex="Times new roman1"/>
    </style:style>
    <style:style style:name="T171" style:family="text">
      <style:text-properties officeooo:rsid="0020fafe"/>
    </style:style>
    <style:style style:name="T172" style:family="text">
      <style:text-properties officeooo:rsid="0022d873"/>
    </style:style>
    <style:style style:name="T173" style:family="text">
      <style:text-properties officeooo:rsid="00255a97"/>
    </style:style>
    <style:style style:name="T174" style:family="text">
      <style:text-properties officeooo:rsid="00271c97"/>
    </style:style>
    <style:style style:name="T175" style:family="text">
      <style:text-properties officeooo:rsid="0029fde6"/>
    </style:style>
    <style:style style:name="T176" style:family="text">
      <style:text-properties officeooo:rsid="002df451"/>
    </style:style>
    <style:style style:name="T177" style:family="text">
      <style:text-properties officeooo:rsid="002fb047"/>
    </style:style>
    <style:style style:name="T178" style:family="text">
      <style:text-properties officeooo:rsid="002fcd8c"/>
    </style:style>
    <style:style style:name="T179" style:family="text">
      <style:text-properties officeooo:rsid="00315944"/>
    </style:style>
    <style:style style:name="T180" style:family="text">
      <style:text-properties officeooo:rsid="003353e7"/>
    </style:style>
    <style:style style:name="T181" style:family="text">
      <style:text-properties officeooo:rsid="0035b22e"/>
    </style:style>
    <style:style style:name="T182" style:family="text">
      <style:text-properties officeooo:rsid="003bcf23"/>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859cm" fo:text-indent="-0.635cm" fo:margin-left="1.8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94cm" fo:text-indent="-0.635cm" fo:margin-left="2.4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29cm" fo:text-indent="-0.635cm" fo:margin-left="3.1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64cm" fo:text-indent="-0.635cm" fo:margin-left="3.7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99cm" fo:text-indent="-0.635cm" fo:margin-left="4.3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34cm" fo:text-indent="-0.635cm" fo:margin-left="5.0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69cm" fo:text-indent="-0.635cm" fo:margin-left="5.6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04cm" fo:text-indent="-0.635cm" fo:margin-left="6.3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39cm" fo:text-indent="-0.635cm" fo:margin-left="6.9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74cm" fo:text-indent="-0.635cm" fo:margin-left="7.574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879cm" fo:text-indent="-0.635cm" fo:margin-left="1.87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14cm" fo:text-indent="-0.635cm" fo:margin-left="2.51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49cm" fo:text-indent="-0.635cm" fo:margin-left="3.14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84cm" fo:text-indent="-0.635cm" fo:margin-left="3.78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19cm" fo:text-indent="-0.635cm" fo:margin-left="4.41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54cm" fo:text-indent="-0.635cm" fo:margin-left="5.0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89cm" fo:text-indent="-0.635cm" fo:margin-left="5.68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24cm" fo:text-indent="-0.635cm" fo:margin-left="6.32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59cm" fo:text-indent="-0.635cm" fo:margin-left="6.95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594cm" fo:text-indent="-0.635cm" fo:margin-left="7.594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93cm" fo:text-indent="-0.635cm" fo:margin-left="0.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65cm" fo:text-indent="-0.635cm" fo:margin-left="1.56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cm" fo:text-indent="-0.635cm" fo:margin-left="2.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835cm" fo:text-indent="-0.635cm" fo:margin-left="2.8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47cm" fo:text-indent="-0.635cm" fo:margin-left="3.4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105cm" fo:text-indent="-0.635cm" fo:margin-left="4.10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74cm" fo:text-indent="-0.635cm" fo:margin-left="4.7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375cm" fo:text-indent="-0.635cm" fo:margin-left="5.37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01cm" fo:text-indent="-0.635cm" fo:margin-left="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645cm" fo:text-indent="-0.635cm" fo:margin-left="6.64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3cm" fo:text-indent="-0.635cm" fo:margin-left="0.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65cm" fo:text-indent="-0.635cm" fo:margin-left="1.56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cm" fo:text-indent="-0.635cm" fo:margin-left="2.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835cm" fo:text-indent="-0.635cm" fo:margin-left="2.8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47cm" fo:text-indent="-0.635cm" fo:margin-left="3.4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105cm" fo:text-indent="-0.635cm" fo:margin-left="4.10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74cm" fo:text-indent="-0.635cm" fo:margin-left="4.7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375cm" fo:text-indent="-0.635cm" fo:margin-left="5.37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01cm" fo:text-indent="-0.635cm" fo:margin-left="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645cm" fo:text-indent="-0.635cm" fo:margin-left="6.64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text:span text:style-name="T133">Das Erbe der Erfinderschulen in der </text:span><text:span text:style-name="T132">DDR</text:span> <text:line-break/><text:span text:style-name="T131">und die Entwicklung von TRIZ</text:span></text:p>
      <text:p text:style-name="P3"><text:span text:style-name="T64">Hans-Gert Gräbe, Universität Leipzig, D-04109 Leipzig</text:span> </text:p>
      <text:h text:style-name="P41" text:outline-level="1">Zusammenfassung</text:h>
      <text:p text:style-name="P11"><text:span text:style-name="T5">Dieser Artikel analysiert die</text:span> <text:span text:style-name="T6">Leistung</text:span> <text:span text:style-name="T5">und den (potenziellen) Beitrag </text:span><text:span text:style-name="T7">der </text:span><text:span text:style-name="T5">Erfinderschulen in der DDR zur Entwicklung der TRIZ-</text:span><text:span text:style-name="T7">Theorie</text:span><text:span text:style-name="T5">.</text:span> <text:span text:style-name="T5">Ein ARIZ-ähnlicher Ansatz wird verwendet, um zunächst eine theoretische Basis für eine solche Analyse zu entwickeln.</text:span> <text:span text:style-name="T5">Auf dieser Grundlage wird die Geschichte der</text:span> <text:span text:style-name="T5">Erfinderschulen</text:span> <text:span text:style-name="T5">anhand der in [1] dargelegten Fakten</text:span> <text:span text:style-name="T5">beschrieben.</text:span> <text:span text:style-name="T5">Der Text richtet sich sowohl an Historiker der sozialen und technischen Entwicklung als auch an Personen, die Aspekte der Erweiterung des Anwendungsbereichs von TRIZ auf andere Bereiche der Wissensproduktion diskutieren.</text:span> </text:p>
      <text:p text:style-name="P4"><text:span text:style-name="T8">Stichworte: DDR-Erfinderschulen, Geschichte der TRIZ, TRIZ und Sozialanalyse</text:span> </text:p>
      <text:h text:style-name="P42" text:outline-level="1">1. Einleitung</text:h>
      <text:p text:style-name="P5"><text:span text:style-name="T10">Altshuller hat nicht nur ein großes Erbe theoretischer Überlegungen zu TRIZ hinterlassen, sondern auch Möglichkeiten geprüft, seine Ansätze auf andere Bereiche der Wissensproduktion zu übertragen</text:span><text:span text:style-name="T10"><text:note text:id="ftn1" text:note-class="footnote"><text:note-citation>1</text:note-citation><text:note-body><text:p text:style-name="Footnote"><text:span text:style-name="T54">Dies wird </text:span><text:span text:style-name="T73">zum Beispiel im </text:span><text:span text:style-name="T54">Vorwort zum Buch </text:span><text:span text:style-name="T57">[2] </text:span><text:span text:style-name="T54">ausführlicher erörtert.</text:span></text:p></text:note-body></text:note></text:span><text:span text:style-name="T10">.</text:span> <text:span text:style-name="T10">Die Analyse der Erfinderschulen (kurz ESB) in der DDR folgt diesem methodischen Ansatz, der hauptsächlich auf den analytischen Aspekten der </text:span><text:span text:style-name="T32">Identifizierung </text:span><text:span text:style-name="T10">von Widersprüchen und den systemischen Aspekten </text:span><text:span text:style-name="T32">von </text:span><text:span text:style-name="T10">TRIZ im Rahmen der </text:span><text:span text:style-name="T32">Wepol-A</text:span><text:span text:style-name="T10">nalyse basiert.</text:span> <text:span text:style-name="T10">In diesem Artikel sollen die</text:span> <text:span text:style-name="T11">praktischen</text:span> <text:span text:style-name="T10">Bewegungsformen</text:span> <text:span text:style-name="T85">bestimmter</text:span> <text:span text:style-name="T11">Anwendungen der</text:span> <text:span text:style-name="T10">TRIZ im Rahmen de</text:span><text:span text:style-name="T32">r</text:span><text:span text:style-name="T10"> ESB</text:span> <text:span text:style-name="T10">analysiert werden.</text:span> </text:p>
      <text:p text:style-name="P11"><text:span text:style-name="T10">Der Text basiert auf </text:span><text:span text:style-name="T32">den Ausführungen in </text:span><text:span text:style-name="T10">[1], in de</text:span><text:span text:style-name="T32">nen</text:span><text:span text:style-name="T10"> die Autoren </text:span><text:span text:style-name="T32">eigene Erfahrungen und </text:span><text:span text:style-name="T10">Befragungen von Mit</text:span><text:span text:style-name="T32">streitern </text:span><text:span text:style-name="T10">de</text:span><text:span text:style-name="T32">r</text:span><text:span text:style-name="T10"> ESB in der ehemaligen DDR systemati</text:span><text:span text:style-name="T32">sierend </text:span><text:span text:style-name="T10">zusammenfassen.</text:span> <text:span text:style-name="T131">[1] </text:span><text:span text:style-name="T10">wird durch den Wunsch motiviert, diese Erfahrung</text:span><text:span text:style-name="T32">en</text:span><text:span text:style-name="T10"> (letztendlich erfolglos) in den deutsch-deutschen Innovationsdiskurs einzubringen.</text:span> <text:span text:style-name="T131">Die </text:span><text:span text:style-name="T10">Kontinuität</text:span><text:span text:style-name="T32">en</text:span><text:span text:style-name="T10"> und</text:span> <text:span text:style-name="T10">Entwicklung</text:span><text:span text:style-name="T32">en</text:span><text:span text:style-name="T10"> innovativer Verfahren </text:span><text:span text:style-name="T32">unter </text:span>sich <text:span text:style-name="T10">verändernden gesellschaftlichen Bedingungen</text:span> <text:span text:style-name="T131">im </text:span><text:span text:style-name="T85">gesellschaftspolitischen Umfeld</text:span> <text:span text:style-name="T10">der DDR </text:span><text:span text:style-name="T32">und die Dynamik der </text:span><text:span text:style-name="T10">ESB Dynamik in </text:span><text:span text:style-name="T32">den 1980er Jahren </text:span><text:span text:style-name="T10">wird für den Zeitraum 1960 bis 1990 </text:span><text:span text:style-name="T32">genauer </text:span><text:span text:style-name="T10">analysiert.</text:span> </text:p>
      <text:h text:style-name="P42" text:outline-level="1">2. ARIZ und die Beschreibung widersprüchlicher sozialer Prozesse</text:h>
      <text:h text:style-name="P7" text:outline-level="2"><text:span text:style-name="T3">2.1. Über die sozi</text:span><text:span text:style-name="T4">o-</text:span><text:span text:style-name="T3">technische Epistemologie TRIZ</text:span></text:h>
      <text:p text:style-name="P12"><text:span text:style-name="T10">Gerovich [3] argumentiert, dass die Entwicklungsgeschichte der TRIZ</text:span> <text:span text:style-name="T10">im </text:span><text:span text:style-name="T33">Kontext der </text:span><text:span text:style-name="T10">Änderungen des</text:span> <text:span text:style-name="T11">methodischen</text:span> <text:span text:style-name="T82">H</text:span><text:span text:style-name="T104">erangehens</text:span><text:span text:style-name="T80"> </text:span><text:span text:style-name="T134">an </text:span><text:span text:style-name="T85">diese Fragen </text:span><text:span text:style-name="T89">zu </text:span><text:span text:style-name="T85">betrachte</text:span><text:span text:style-name="T89">n ist</text:span><text:span text:style-name="T85">.</text:span> <text:span text:style-name="T85">Er unterscheidet zwischen</text:span> <text:span text:style-name="T10">inter</text:span><text:span text:style-name="T34">­</text:span><text:span text:style-name="T10">nen, externen und kontextuellen</text:span> <text:span text:style-name="T85">Ansätzen</text:span> <text:span text:style-name="T10">als verschiedene</text:span><text:span text:style-name="T33">n</text:span><text:span text:style-name="T10"> erkenntnistheoretische</text:span><text:span text:style-name="T33">n </text:span><text:span text:style-name="T10">Denkweisen über Prozesse der sozialen und technologischen Entwicklung und argumentiert, dass </text:span><text:span text:style-name="T33">seit den 1930er Jahren eine </text:span><text:span text:style-name="T85">interne Sicht </text:span><text:span text:style-name="T89">auf </text:span><text:span text:style-name="T85">Prozesse der technischen Entwicklung</text:span> <text:span text:style-name="T10">in der UdSSR vorherrschte, da die Diskussion über die sozialen Folgen </text:span><text:span text:style-name="T85">technische</text:span><text:span text:style-name="T89">r</text:span><text:span text:style-name="T85"> Entwicklung</text:span> <text:span text:style-name="T10">lebensgefährlich wurde.</text:span> <text:span text:style-name="T10">Dies war in 1920er Jahren, vor allem während der NEP </text:span>– <text:span text:style-name="T10">so Gerovich – </text:span><text:span text:style-name="T33">noch </text:span><text:span text:style-name="T10">nicht der Fall.</text:span> </text:p>
      <text:p text:style-name="P12"><text:span text:style-name="T34">Eine solche interne </text:span><text:span text:style-name="T10">sozio-technische </text:span><text:span text:style-name="T33">Epistemologie ist nach </text:span><text:span text:style-name="T10">Gerovich </text:span><text:span text:style-name="T33">typisch </text:span><text:span text:style-name="T10">für das realsozialisti</text:span><text:span text:style-name="T34">­</text:span><text:span text:style-name="T10">sche Gesellschaftsmodell mit seiner grundlegenden Prämisse der „kontrollierten“ </text:span><text:span text:style-name="T33">Bearbeitung </text:span><text:span text:style-name="T10">soziale</text:span><text:span text:style-name="T33">r</text:span><text:span text:style-name="T10"> Widersprüche, </text:span><text:span text:style-name="T33">wurde aber </text:span><text:span text:style-name="T10">zu verschiedenen Zeiten in verschiedenen Formen umgesetzt.</text:span> <text:span text:style-name="T10">Gerovich argumentiert</text:span>, <text:span text:style-name="T10">dass die 1930</text:span><text:span text:style-name="T33">er</text:span><text:span text:style-name="T10"> Jahre</text:span> <text:span text:style-name="T134">in </text:span><text:span text:style-name="T10">der Sowjetunion, insbesondere die scharfe</text:span><text:span text:style-name="T33">n</text:span><text:span text:style-name="T10"> Repression</text:span><text:span text:style-name="T33">en</text:span><text:span text:style-name="T10"> </text:span><text:span text:style-name="T33">am </text:span><text:span text:style-name="T10">Ende dieses Zeitraums, </text:span><text:span text:style-name="T33">zu einem </text:span><text:span text:style-name="T10">Übergang zu</text:span> einem <text:span text:style-name="T10">solchen </text:span><text:span text:style-name="T34">internen </text:span><text:span text:style-name="T33">Blick auf </text:span><text:soft-page-break/><text:span text:style-name="T10">sozio-technische </text:span><text:span text:style-name="T33">Entwicklungen führten </text:span><text:span text:style-name="T10">und </text:span><text:span text:style-name="T33">erst </text:span><text:span text:style-name="T10">in </text:span><text:span text:style-name="T33">einem solchen </text:span><text:span text:style-name="T10">Zusammenhang</text:span> die <text:span text:style-name="T10">univers</text:span><text:span text:style-name="T33">alisti</text:span><text:span text:style-name="T34">­</text:span><text:span text:style-name="T33">schen</text:span><text:span text:style-name="T10"> Ansprüche </text:span><text:span text:style-name="T33">von </text:span><text:span text:style-name="T10">Alts</text:span><text:span text:style-name="T33">c</text:span><text:span text:style-name="T10">huller Theorie </text:span><text:span text:style-name="T33">verständlich </text:span><text:span text:style-name="T10">werden.</text:span> </text:p>
      <text:p text:style-name="P13"><text:span text:style-name="T10">Die scharfe Reaktion auf die</text:span> <text:span text:style-name="T10">Adresse</text:span> <text:span text:style-name="T10">Alts</text:span><text:span text:style-name="T33">c</text:span><text:span text:style-name="T10">huller</text:span><text:span text:style-name="T33">s</text:span><text:span text:style-name="T10"> </text:span><text:span text:style-name="T33">an </text:span><text:span text:style-name="T10">Stalin im Jahr 1948 unterscheidet sich erheb</text:span><text:span text:style-name="T34">­</text:span><text:span text:style-name="T10">lich von Alts</text:span><text:span text:style-name="T33">c</text:span><text:span text:style-name="T10">huller</text:span><text:span text:style-name="T33">s</text:span><text:span text:style-name="T10"> </text:span><text:span text:style-name="T33">späteren Möglichkeiten </text:span><text:span text:style-name="T10">zu handeln.</text:span> <text:span text:style-name="T134">Dabei sind die </text:span><text:span text:style-name="T33">veränderten gesellschaft</text:span><text:span text:style-name="T34">­</text:span><text:span text:style-name="T33">lichen Bedingungen in </text:span><text:span text:style-name="T34">der </text:span><text:span text:style-name="T33">Chruschtschow-</text:span><text:span text:style-name="T34">Epoche</text:span><text:span text:style-name="T33"> </text:span><text:span text:style-name="T34">seit </text:span><text:span text:style-name="T33">Mitte der 1950er Jahre zu </text:span><text:span text:style-name="T34">berücksichtigen. Eine solche </text:span><text:span text:style-name="T10">Veränderung der politischen Formen, wie </text:span><text:span text:style-name="T34">auch </text:span><text:span text:style-name="T10">die anschließende </text:span><text:span text:style-name="T34">Verschärfung </text:span><text:span text:style-name="T10">der Regeln in der Bre</text:span><text:span text:style-name="T34">sch</text:span><text:span text:style-name="T10">ne</text:span><text:span text:style-name="T34">w</text:span><text:span text:style-name="T10">-Zeit, hatten offensichtlich einen starken Einfluss auf die praktischen Bewegungsformen von Erfindern und Rationalis</text:span><text:span text:style-name="T34">atoren </text:span><text:span text:style-name="T10">und damit auch auf </text:span><text:span text:style-name="T34">deren </text:span><text:span text:style-name="T10">sozialen und technischen Erfahrungen als Hauptquelle für die Weiterentwicklung der TRIZ-</text:span><text:span text:style-name="T34">Theorie</text:span><text:span text:style-name="T10">.</text:span> </text:p>
      <text:p text:style-name="P5"><text:span text:style-name="T10">Soweit ich sehen kann, sind solche Aspekte noch wenig </text:span><text:span text:style-name="T34">untersucht</text:span><text:span text:style-name="T10">.</text:span> <text:span text:style-name="T10">Gerovich geht weiter und analysiert die Auswirkungen der Restrukturierung und </text:span><text:span text:style-name="T34">der</text:span><text:span text:style-name="T10"> Post-Perestroika-Zeit </text:span><text:span text:style-name="T34">auf die </text:span><text:span text:style-name="T10">Epistemo</text:span><text:span text:style-name="T34">­</text:span><text:span text:style-name="T10">logie sozio-technische</text:span><text:span text:style-name="T34">r</text:span><text:span text:style-name="T10"> </text:span><text:span text:style-name="T34">Innovationst</text:span><text:span text:style-name="T10">heorie</text:span><text:span text:style-name="T34">n</text:span><text:span text:style-name="T10"> in der russischsprachigen Welt in der Mitte der 1980er</text:span> <text:span text:style-name="T10">und </text:span><text:span text:style-name="T34">in den </text:span><text:span text:style-name="T10">1990er Jahre</text:span><text:span text:style-name="T34">n</text:span><text:span text:style-name="T10">.</text:span> <text:span text:style-name="T10">Eine solche Perspektive wird in diesem Text nicht verfolgt.</text:span> <text:span text:style-name="T10">Wir </text:span><text:span text:style-name="T34">beschränken uns </text:span><text:span text:style-name="T10">auf bestimmte Aspekte der</text:span> <text:span text:style-name="T10">Anwendung und Weiterentwicklung von TRIZ im </text:span><text:span text:style-name="T34">S</text:span><text:span text:style-name="T10">ystem der Erfinder</text:span><text:span text:style-name="T34">schulen</text:span><text:span text:style-name="T10"> der DDR.</text:span> </text:p>
      <text:p text:style-name="P5"><text:span text:style-name="T10">Wir </text:span><text:span text:style-name="T34">analysieren </text:span><text:span text:style-name="T10">diese Entwicklung – vergleichbar mit [4] – </text:span><text:span text:style-name="T34">mit </text:span><text:span text:style-name="T10">einer ARIZ-ähnlichen Methodik, die dem kontextuellen Ansatz im Sinne von Gerovich folgt.</text:span> <text:span text:style-name="T10">Dazu müssen zunächst methodologische Aspekte einer solchen Analyse untersuch</text:span><text:span text:style-name="T34">t</text:span><text:span text:style-name="T10"> und entwickel</text:span><text:span text:style-name="T34">t werden</text:span><text:span text:style-name="T10">.</text:span> <text:span text:style-name="T10">Die </text:span><text:span text:style-name="T34">eigentliche</text:span><text:span text:style-name="T10"> Analyse reduziert sich dan</text:span><text:span text:style-name="T34">ach</text:span><text:span text:style-name="T10"> auf den üblichen internen Ansatz der TRIZ.</text:span> </text:p>
      <text:p text:style-name="P31"><text:span text:style-name="T135">Ich folge </text:span><text:span text:style-name="T136">dabei </text:span><text:span text:style-name="T135">den Schritten 1 und 2 der ARIZ-85C-Methodik und konzentriere mich auf die Systemanalyse wie in [4] und die zusätzliche Anwendung </text:span><text:span text:style-name="T136">von Wepol-Ü</text:span><text:span text:style-name="T135">berlegungen.</text:span> <text:span text:style-name="T135">Der Ansatz </text:span><text:span text:style-name="T136">orientiert sich an den in [5] entwickelten Begrifflichkeiten</text:span><text:span text:style-name="T135">.</text:span> </text:p>
      <text:h text:style-name="P45" text:outline-level="2"><text:span text:style-name="T143">2.2. Schritt 1: Analyse der Ausgangssituation</text:span></text:h>
      <text:p text:style-name="P31"><text:span text:style-name="T135">Nach der Methodik von ARIZ-85C beginne ich mit der</text:span> <text:span text:style-name="T137">Formulierung </text:span><text:span text:style-name="T138">folgender </text:span><text:span text:style-name="T137">Mini-Aufgabe:</text:span> „<text:span text:style-name="T135">Erklären und analysieren Sie die Dynamik des ESB in den </text:span><text:span text:style-name="T136">1980er </text:span><text:span text:style-name="T135">Jahren“.</text:span> <text:span text:style-name="T135">Um</text:span> <text:span text:style-name="T135">die Hauptfunktionen</text:span> <text:span text:style-name="T135">und Systemwidersprüche</text:span> <text:span text:style-name="T135">zu</text:span> <text:span text:style-name="T135">entwickeln, </text:span><text:span text:style-name="T140">separieren </text:span><text:span text:style-name="T135">wir </text:span><text:span text:style-name="T140">zunächst</text:span><text:span text:style-name="T135">, wie in [4], das</text:span> <text:span text:style-name="T137">Erklärungssystem</text:span> <text:span text:style-name="T135">(im Folgenden kurz das</text:span> <text:span text:style-name="T137">System</text:span><text:span text:style-name="T135">) </text:span><text:span text:style-name="T140">in </text:span><text:span text:style-name="T135">drei aufeinander folgende Abstraktions</text:span><text:span text:style-name="T140">­</text:span><text:span text:style-name="T135">ebenen:</text:span> </text:p>
      <text:list xml:id="list3004597267" text:style-name="L7">
        <text:list-item>
          <text:p text:style-name="P34"><text:span text:style-name="T137">System:</text:span><text:span text:style-name="T135"> ESB. </text:span></text:p>
          <text:list>
            <text:list-item>
              <text:p text:style-name="P34"><text:span text:style-name="T81">H</text:span><text:span text:style-name="T137">aupt</text:span><text:span text:style-name="T139">funktionen</text:span><text:span text:style-name="T137">:</text:span> <text:span text:style-name="T135">Verbreitung des Erfindergeistes und</text:span> <text:span text:style-name="T135">Weiterentwicklung der Grund</text:span><text:span text:style-name="T140">­</text:span><text:span text:style-name="T135">lagen innovativer Methoden.</text:span> </text:p>
            </text:list-item>
          </text:list>
        </text:list-item>
        <text:list-item>
          <text:p text:style-name="P34"><text:span text:style-name="T137">Subsysteme: </text:span><text:span text:style-name="T142">Die Vielzahl der </text:span><text:span text:style-name="T135">Erfinderschulen in verschiedenen Unternehmen (haupt</text:span><text:span text:style-name="T140">­</text:span><text:span text:style-name="T135">sächlich </text:span><text:span text:style-name="T140">in den Kombinaten </text:span><text:span text:style-name="T135">– eine Form staatlicher Trusts in der DDR). </text:span></text:p>
          <text:list>
            <text:list-item>
              <text:p text:style-name="P34"><text:span text:style-name="T137">Hauptfunktion:</text:span> <text:span text:style-name="T135">Unterstützung bei der Lösung praktischer Probleme des Geschäfts</text:span><text:span text:style-name="T140">­</text:span><text:span text:style-name="T135">alltags im Kontext immer komplexer </text:span><text:span text:style-name="T140">werdender </text:span><text:span text:style-name="T135">vernetzter Bedingungen.</text:span> </text:p>
            </text:list-item>
          </text:list>
        </text:list-item>
        <text:list-item>
          <text:p text:style-name="P34"><text:span text:style-name="T137">Supersystem: </text:span><text:span text:style-name="T141">Das sozialpolitische </text:span><text:span text:style-name="T135">System des „</text:span><text:span text:style-name="T140">Reals</text:span><text:span text:style-name="T135">ozialismus“</text:span><text:span text:style-name="T135"><text:note text:id="ftn2" text:note-class="footnote"><text:note-citation>2</text:note-citation><text:note-body><text:p text:style-name="P1"><text:a xlink:type="simple" xlink:href="https://translate.google.com/translate?hl=de&amp;prev=_t&amp;sl=auto&amp;tl=de&amp;u=https://translate.google.com/translate%3Fhl%3Dde%26prev%3D_t%26sl%3Den%26tl%3Dru%26u%3Dhttps://en.wikipedia.org/wiki/Real_socialism" text:style-name="Internet_20_link" text:visited-style-name="Visited_20_Internet_20_Link"><text:span text:style-name="T122">https://en.wikipedia.org/wiki/Real_socialism</text:span></text:a> <text:span text:style-name="T73">enthält eine ausführlichere Erklärung für dieses Konzept, das hier als gegeben angenommen wird.</text:span></text:p></text:note-body></text:note></text:span><text:span text:style-name="T135">. </text:span></text:p>
          <text:list>
            <text:list-item>
              <text:p text:style-name="P34"><text:span text:style-name="T137">Hauptfunktion: </text:span><text:span text:style-name="T135">Organisation von Prozessen in einer Weise, </text:span><text:span text:style-name="T140">welche </text:span><text:span text:style-name="T135">die grund</text:span><text:span text:style-name="T140">­</text:span><text:span text:style-name="T135">sätzlich</text:span><text:span text:style-name="T140">e Herrschaft der </text:span><text:span text:style-name="T135">Nomenklatur</text:span><text:span text:style-name="T140">a</text:span><text:span text:style-name="T135"><text:note text:id="ftn3" text:note-class="footnote"><text:note-citation>3</text:note-citation><text:note-body><text:p text:style-name="P1"><text:span text:style-name="T73">Walter Ulbricht (1945) wird ein Zitat zugeschrieben, das diese </text:span><text:span text:style-name="T74">grundlegende Funktion erklärt: </text:span><text:span text:style-name="T73">"Es muss demokra</text:span><text:span text:style-name="T76">­</text:span><text:span text:style-name="T73">tisch aussehen, aber wir müssen alles in der Hand haben". In</text:span> <text:span text:style-name="T109">[6:406].</text:span></text:p></text:note-body></text:note></text:span> <text:span text:style-name="T135">jederzeit garantiert.</text:span> </text:p>
            </text:list-item>
          </text:list>
        </text:list-item>
      </text:list>
      <text:p text:style-name="P31"><text:span text:style-name="T135">Zwei Kommentare müssen </text:span><text:span text:style-name="T140">ergänzt</text:span><text:span text:style-name="T135"> werden:</text:span> </text:p>
      <text:list xml:id="list3126827670" text:style-name="L8">
        <text:list-item>
          <text:p text:style-name="P35"><text:span text:style-name="T146">Es </text:span><text:span text:style-name="T147">existieren andere Systemebenen</text:span><text:span text:style-name="T146">, insbesondere </text:span><text:span text:style-name="T147">das allgemeinere </text:span><text:span text:style-name="T146">System der „brüderlicher Beziehungen“ im östlichen sozialistischen politischen und wirtschaftlichen System und das globale </text:span><text:span text:style-name="T147">sozio-</text:span><text:span text:style-name="T146">politische System</text:span><text:span text:style-name="T128">, </text:span><text:span text:style-name="T146">in </text:span><text:span text:style-name="T147">welchem zu jener Zeit der „System­wettstreit“ dominierte.</text:span><text:span text:style-name="T128"> </text:span><text:span text:style-name="T146">Auf all diesen Ebenen </text:span><text:span text:style-name="T147">finden </text:span><text:span text:style-name="T146">wir</text:span><text:span text:style-name="T128"> </text:span><text:span text:style-name="T146">Kontinuität und Veränderung.</text:span><text:span text:style-name="T128"> </text:span><text:span text:style-name="T146">Veränderungen auf der Ebene des globalen sozio-politischen Systems </text:span><text:span text:style-name="T147">zeichnen sich </text:span><text:span text:style-name="T146">in </text:span><text:soft-page-break/><text:span text:style-name="T146">den Jahren 1945-1960 und nach 1990 deutlich </text:span><text:span text:style-name="T147">ab</text:span><text:span text:style-name="T146">.</text:span><text:span text:style-name="T128"> </text:span><text:span text:style-name="T165">Mit u</text:span><text:span text:style-name="T146">nsere</text:span><text:span text:style-name="T147">r</text:span><text:span text:style-name="T146"> </text:span><text:span text:style-name="T147">Beschränkung auf </text:span><text:span text:style-name="T146">den Zeitraum 1960-1990 </text:span><text:span text:style-name="T147">haben wir es mit </text:span><text:span text:style-name="T146">eine</text:span><text:span text:style-name="T147">r</text:span><text:span text:style-name="T146"> relativ stabile</text:span><text:span text:style-name="T147">n</text:span><text:span text:style-name="T146"> Periode auf diesem Niveau </text:span><text:span text:style-name="T147">zu tun</text:span><text:span text:style-name="T146">.</text:span><text:span text:style-name="T128"> </text:span><text:span text:style-name="T146">Dies ändert sich bereits für das Niveau des sozialistischen politischen und wirt</text:span><text:span text:style-name="T147">­</text:span><text:span text:style-name="T146">schaftlichen Systems, dessen Entwicklung grob in drei Phasen (1960er, 1970er, 1980er Jahre) unterteilt werden kann, </text:span><text:span text:style-name="T147">wobei </text:span><text:span text:style-name="T146">der Übergang zwischen </text:span><text:span text:style-name="T147">diesen Phasen </text:span><text:span text:style-name="T146">durch bedeutende Veränderungen im institutionellen Umfeld gekennzeichnet ist.</text:span><text:span text:style-name="T128"> </text:span></text:p>
        </text:list-item>
        <text:list-item>
          <text:p text:style-name="P36"><text:span text:style-name="T146">Ich verwende</text:span><text:span text:style-name="T128"> </text:span><text:span text:style-name="T165">einen </text:span><text:span text:style-name="T148">submersive</text:span><text:span text:style-name="T149">n</text:span><text:span text:style-name="T148"> System</text:span><text:span text:style-name="T149">begriff, </text:span><text:span text:style-name="T154">wie er </text:span><text:span text:style-name="T111">in der (mathematischen) Theorie dynamischer Systeme üblich </text:span><text:span text:style-name="T112">ist</text:span><text:span text:style-name="T111">, </text:span><text:span text:style-name="T112">der </text:span><text:span text:style-name="T146">sich von [4] unterscheidet.</text:span><text:span text:style-name="T128"> </text:span><text:span text:style-name="T146">Dieses Konzept betrach</text:span><text:span text:style-name="T147">­</text:span><text:span text:style-name="T146">tet </text:span><text:span text:style-name="T147">ein </text:span><text:span text:style-name="T146">System als das Ergebnis eines Abstraktionsprozesses, der von Natur aus</text:span><text:span text:style-name="T128"> </text:span><text:span text:style-name="T148">immer</text:span><text:span text:style-name="T128"> </text:span><text:span text:style-name="T146">reduktionistisch ist.</text:span><text:span text:style-name="T128"> </text:span><text:span text:style-name="T146">Um die Beziehung zwischen verschiedenen System</text:span><text:span text:style-name="T155">vorstellungen </text:span><text:span text:style-name="T146">zu beschreiben, werden diese Abstraktionen als</text:span><text:span text:style-name="T128"> </text:span><text:span text:style-name="T148">Projektionen </text:span><text:span text:style-name="T153">einer</text:span><text:span text:style-name="T167"> </text:span><text:span text:style-name="T128">„</text:span><text:span text:style-name="T146">großen Geschichte“</text:span><text:span text:style-name="T146"><text:note text:id="ftn4" text:note-class="footnote"><text:note-citation>4</text:note-citation><text:note-body><text:p text:style-name="P1">Dies bezieht sich metaphorisch auf „die einzig wahre Geschichte, die von der Natur selbst in vielen Stimmen erzählt wird“, die der alte Siddhartha am Fluss [7] angehört hat und die moderne Ansätze der Philosophie der Praxis einschließt.</text:p></text:note-body></text:note></text:span><text:span text:style-name="T146"> </text:span><text:span text:style-name="T155">in </text:span><text:span text:style-name="T146">niedrigdimensionale Phasenräume betrachtet.</text:span><text:span text:style-name="T128"> </text:span><text:span text:style-name="T146">Eine solche Reduktion ist nicht nur von</text:span><text:span text:style-name="T128"> </text:span><text:span text:style-name="T148">theoretischem</text:span><text:span text:style-name="T128"> </text:span><text:span text:style-name="T146">Interesse (als „</text:span><text:span text:style-name="T111">Erklärungssystem</text:span><text:span text:style-name="T128">“ </text:span><text:span text:style-name="T168">im Sinne von </text:span><text:span text:style-name="T146">[4]), da in der Realität technischer Systeme verkörperte Modellideen auch</text:span><text:span text:style-name="T128"> </text:span><text:span text:style-name="T148">praktische soziale Dynamiken ent</text:span><text:span text:style-name="T151">­</text:span><text:span text:style-name="T148">wickeln</text:span><text:span text:style-name="T146">.</text:span><text:span text:style-name="T128"> </text:span></text:p>
          <text:p text:style-name="P36"><text:span text:style-name="T146">Bei diesem </text:span><text:span text:style-name="T156">Zugang zur </text:span><text:span text:style-name="T146">Systemtheorie sind die Beziehungen zwischen dem System und dem Supersystem nicht auf </text:span><text:span text:style-name="T156">eine </text:span><text:span text:style-name="T146">einfache </text:span><text:span text:style-name="T156">Einbettung </text:span><text:span text:style-name="T146">beschränkt, sondern </text:span><text:span text:style-name="T156">können als </text:span><text:span text:style-name="T146">komplexere </text:span><text:span text:style-name="T156">kategorielle Strukturen </text:span><text:span text:style-name="T146">(im Sinne der mathematischen K-Theorie) </text:span><text:span text:style-name="T156">modelliert werden</text:span><text:span text:style-name="T146">.</text:span><text:span text:style-name="T128"> </text:span><text:span text:style-name="T146">Darüber hinaus unterliegen diese Beziehungen in unserer Situation selbst der historischen Entwicklung.</text:span><text:span text:style-name="T128"> </text:span><text:span text:style-name="T169">Auch </text:span><text:span text:style-name="T146">können </text:span><text:span text:style-name="T156">so </text:span><text:span text:style-name="T150">verschiedene</text:span><text:span text:style-name="T166"> </text:span><text:span text:style-name="T148">Formen </text:span><text:span text:style-name="T153">der</text:span><text:span text:style-name="T167"> </text:span><text:span text:style-name="T146">Komplexität</text:span><text:span text:style-name="T156">s­reduktion</text:span><text:span text:style-name="T146"> auf</text:span><text:span text:style-name="T128"> </text:span><text:span text:style-name="T148">verschiedenen</text:span><text:span text:style-name="T128"> </text:span><text:span text:style-name="T146">Systemebenen verwendet werden, um Widersprüche</text:span><text:span text:style-name="T128"> </text:span><text:span text:style-name="T148">inner</text:span><text:span text:style-name="T152">­</text:span><text:span text:style-name="T148">halb der</text:span><text:span text:style-name="T128"> </text:span><text:span text:style-name="T146">Systemhierarchien</text:span><text:span text:style-name="T128"> </text:span><text:span text:style-name="T146">auszudrücken,</text:span><text:span text:style-name="T128"> </text:span><text:span text:style-name="T146">sodass</text:span><text:span text:style-name="T128"> </text:span><text:span text:style-name="T146">ein System</text:span><text:span text:style-name="T128"> </text:span><text:span text:style-name="T148">mehreren</text:span><text:span text:style-name="T128"> </text:span><text:span text:style-name="T169">Obers</text:span><text:span text:style-name="T146">ystemen</text:span><text:span text:style-name="T128"> </text:span><text:span text:style-name="T169">zugeordnet werden kann</text:span><text:span text:style-name="T146">.</text:span><text:span text:style-name="T128"> </text:span></text:p>
        </text:list-item>
      </text:list>
      <text:p text:style-name="P14"><text:span text:style-name="T10">Im Gegensatz zu [4], </text:span><text:span text:style-name="T35">wo </text:span><text:span text:style-name="T10">Konflikte zwischen zwei Systemen auf derselben Ebene (geozentrische und heliozentrische Weltbilder) behandel</text:span><text:span text:style-name="T35">t werde</text:span><text:span text:style-name="T10">n, </text:span><text:span text:style-name="T35">haben wir es mit </text:span><text:span text:style-name="T10">Konflikte</text:span><text:span text:style-name="T35">n</text:span><text:span text:style-name="T10"> zwischen Systemen auf</text:span> <text:span text:style-name="T11">verschiedenen</text:span> <text:span text:style-name="T10">Ebenen </text:span><text:span text:style-name="T35">zu tun</text:span><text:span text:style-name="T10">.</text:span> <text:span text:style-name="T10">Als</text:span> <text:span text:style-name="T11">Hauptwiderspruch</text:span> <text:span text:style-name="T10">gemäß der ARIZ-Methodik betrachten wir den</text:span> <text:span text:style-name="T11">Widerspruch zwischen der Förderung des kreativen Geistes und gleichzeitig der Begrenzung des kritischen Geistes</text:span> <text:span text:style-name="T10">im Supersystem, da dieser Widerspruch die Systemfunktion</text:span><text:span text:style-name="T36">en</text:span><text:span text:style-name="T10"> der Entwick</text:span><text:span text:style-name="T36">­</text:span><text:span text:style-name="T10">lung innovativer Methoden maßgeblich beeinflusst.</text:span> </text:p>
      <text:p text:style-name="P15"><text:span text:style-name="T36">I</text:span><text:span text:style-name="T10">n einem solchen Zugang spielen </text:span><text:span text:style-name="T36">die </text:span><text:span text:style-name="T10">Subsysteme nur die Rolle der Präsenz der „realen Welt“ </text:span><text:span text:style-name="T36">als </text:span><text:span text:style-name="T10">Quelle der Erfahrung für das ESB-System.</text:span> <text:span text:style-name="T115">Der </text:span><text:span text:style-name="T114">Unterschied</text:span> <text:span text:style-name="T10">zwischen den Hauptfunktionen des Systems und </text:span><text:span text:style-name="T36">der </text:span><text:span text:style-name="T10">Subsysteme ist jedoch zu berücksichtigen, wenn </text:span><text:span text:style-name="T36">weiter </text:span><text:span text:style-name="T10">unte</text:span><text:span text:style-name="T36">n</text:span><text:span text:style-name="T10"> de</text:span><text:span text:style-name="T36">r Einfluss der</text:span><text:span text:style-name="T10"> ESB </text:span><text:span text:style-name="T36">auf </text:span><text:span text:style-name="T10">die Entwicklung der TRIZ diskutiert wird.</text:span> <text:span text:style-name="T10">Ich möchte hier bereits betonen, dass ich die Bedeu</text:span><text:span text:style-name="T36">­</text:span><text:span text:style-name="T10">tung der Erfahrung de</text:span><text:span text:style-name="T36">r</text:span><text:span text:style-name="T10"> ESB insbesondere in Fragen der Anwendung von TRIZ unter modernen Managementbedingungen </text:span><text:span text:style-name="T36">sehe</text:span><text:span text:style-name="T10">.</text:span> </text:p>
      <text:h text:style-name="P44" text:outline-level="2">2.3. Schritt 2. Konfliktver<text:span text:style-name="T171">stärkung </text:span>und Modellanalyse</text:h>
      <text:p text:style-name="P6"><text:span text:style-name="T10">Wir haben den</text:span> <text:span text:style-name="T85">Hauptwiderspruch</text:span> <text:span text:style-name="T10">und ein Mini-Problem</text:span> <text:span text:style-name="T171">fixiert</text:span><text:span text:style-name="T10"> und müssen </text:span><text:span text:style-name="T36">nun die </text:span><text:span text:style-name="T14">operative Zone </text:span><text:span text:style-name="T36">genauer bestimmen</text:span><text:span text:style-name="T10">.</text:span> <text:span text:style-name="T10">Wir haben die Verschärfung des Konflikts als Unterpunkt des ersten Schrittes</text:span> <text:span text:style-name="T10">in diese</text:span><text:span text:style-name="T36">n </text:span><text:span text:style-name="T10">Abschnitt</text:span> <text:span text:style-name="T10">verschoben, da er die innere Struktur der Konfliktzone stärker beleuchtet.</text:span> </text:p>
      <text:p text:style-name="P5"><text:span text:style-name="T10">Die historische Erfahrung legt nahe, dass das Supersystem als Standardreaktion auf eine Zunahme des kritischen Geistes</text:span> <text:span text:style-name="T10">bei Überschreiten einer bestimmten Schwelle</text:span> „<text:span text:style-name="T171">zurück schlägt</text:span><text:span text:style-name="T10">“</text:span> <text:span text:style-name="T10">und die Möglichkeiten des</text:span> <text:span text:style-name="T85">kreativen</text:span> <text:span text:style-name="T10">Geistes</text:span> <text:span text:style-name="T10">reduziert.</text:span> <text:span text:style-name="T10">Eine solche Schwelle als „ungeschriebenes Gesetz“ ist den </text:span><text:span text:style-name="T36">Akteuren </text:span><text:span text:style-name="T10">gut bekannt und sie verhalten sich </text:span><text:span text:style-name="T36">entsprechend</text:span><text:span text:style-name="T10">.</text:span> <text:span text:style-name="T10">Unsere Hauptfiguren, die sozial mit den erfinderischen Strukturen des Systems verbunden sind, reagieren</text:span> <text:span text:style-name="T10">in der</text:span> <text:span text:style-name="T10">Regel so</text:span> <text:span text:style-name="T65">vorsichtig</text:span> <text:span text:style-name="T10">wie möglich,</text:span> <text:span text:style-name="T171">um </text:span><text:span text:style-name="T10">ihre Freiheiten im Supersystem nicht </text:span><text:span text:style-name="T36">zu </text:span><text:span text:style-name="T10">gefährden.</text:span> </text:p>
      <text:p text:style-name="P16"><text:soft-page-break/><text:span text:style-name="T10">Diese Schwelle bewegt sich mit der Zeit.</text:span> <text:span text:style-name="T10">Insbesondere in einer Zeit, in der mehr Erfindungsfreiheit gefordert ist, nimmt auch die Freiheit des kritischen Denkens zu, zumindest wenn das Supersystem nicht unter starkem Druck steht.</text:span> <text:span text:style-name="T10">Dieser Prozess kann in der Geschichte der DDR auf Supersystem</text:span><text:span text:style-name="T37">­</text:span><text:span text:style-name="T10">ebene im betrachteten Zeitraum verfolgt werden.</text:span> <text:span text:style-name="T10">Wir analysieren diese Entwicklung kurz, um ein vollständigeres Bild über die Dynamik der Konfliktzone zu erhalten.</text:span> </text:p>
      <text:p text:style-name="P17"><text:span text:style-name="T86">1960</text:span><text:span text:style-name="T87">er Jahre</text:span><text:span text:style-name="T86">:</text:span> <text:span text:style-name="T85">Diese Periode war</text:span> <text:span text:style-name="T10">von </text:span><text:span text:style-name="T38">der </text:span><text:span text:style-name="T15">Neuen Ökonomischen Politik</text:span><text:span text:style-name="T38"><text:note text:id="ftn5" text:note-class="footnote"><text:note-citation>5</text:note-citation><text:note-body><text:p text:style-name="P1"><text:span text:style-name="T54">NÖSPL – </text:span><text:span text:style-name="T58">das </text:span><text:span text:style-name="T54">„Neue Ökonomische Planungs- und Managementsystem“ funktionierte ab 1963 und arbeitete bis 1971 mit Veränderungen, bis es von </text:span><text:span text:style-name="T55">den </text:span><text:span text:style-name="T54">neuen Führungskräften um Honecker </text:span><text:span text:style-name="T58">abgelöst </text:span><text:span text:style-name="T54">wurde. Viel früher wurde NÖSPL </text:span><text:span text:style-name="T55">bereits </text:span><text:span text:style-name="T73">von </text:span><text:span text:style-name="T77">den </text:span><text:span text:style-name="T54">sowjetischen Führern unter Bres</text:span><text:span text:style-name="T55">c</text:span><text:span text:style-name="T54">hnew </text:span><text:span text:style-name="T73">kritisiert</text:span><text:span text:style-name="T54">.</text:span> </text:p></text:note-body></text:note></text:span><text:span text:style-name="T38"> </text:span><text:span text:style-name="T10">geprägt</text:span> <text:span text:style-name="T10">und </text:span><text:span text:style-name="T37">bot </text:span><text:span text:style-name="T10">relativ viele Möglichkeiten für die Entwicklung des kreativen Geistes.</text:span> <text:span text:style-name="T172">Herrlich</text:span><text:span text:style-name="T10"> [8] berichtet von einer Reise nach Moskau als Mitglied einer Minister</text:span><text:span text:style-name="T37">ial</text:span><text:span text:style-name="T10">delegation, um die Erfahrungen mit</text:span> <text:span text:style-name="T10">VOIR</text:span> <text:span text:style-name="T10">zu studieren</text:span><text:span text:style-name="T10"><text:note text:id="ftn6" text:note-class="footnote"><text:note-citation>6</text:note-citation><text:note-body><text:p text:style-name="P47"><text:span text:style-name="T58">WOIR (</text:span><text:span text:style-name="T170">Всесоюзная Oрганизация Изобретателей и Pационализаторов</text:span><text:span text:style-name="T58">) ist heute die „Allrussische </text:span><text:span text:style-name="T54">Gesamtorga</text:span><text:span text:style-name="T58">­</text:span><text:span text:style-name="T54">nisation der Erfinder und Innovatoren“, </text:span><text:a xlink:type="simple" xlink:href="https://translate.google.com/translate?hl=de&amp;prev=_t&amp;sl=auto&amp;tl=de&amp;u=https://translate.google.com/translate%3Fhl%3Dde%26prev%3D_t%26sl%3Den%26tl%3Dru%26u%3Dhttp://www.ros-voir.ru/" text:style-name="Internet_20_link" text:visited-style-name="Visited_20_Internet_20_Link"><text:span text:style-name="T121">http://www.ros-voir.ru/</text:span></text:a><text:span text:style-name="T54">. Diese Massenorganisation der sowjetischen Gewerkschaften wurde 1932 gegründet, 1938 von Stalin geschlossen und 1957 wiedereröffnet. Der </text:span><text:span text:style-name="T56">russische </text:span><text:span text:style-name="T54">Präsident hielt eine kurze Begrüßungsrede an die Delegierten des VI. Allrussischen Kongresses von VOIR im Jahr 2017, </text:span><text:a xlink:type="simple" xlink:href="https://translate.google.com/translate?hl=de&amp;prev=_t&amp;sl=auto&amp;tl=de&amp;u=https://translate.google.com/translate%3Fhl%3Dde%26prev%3D_t%26sl%3Den%26tl%3Dru%26u%3Dhttp://www.ros-voir.ru/ru/news/7" text:style-name="Internet_20_link" text:visited-style-name="Visited_20_Internet_20_Link"><text:span text:style-name="T121">http://www.ros-voir.ru/ru/news/7</text:span></text:a><text:span text:style-name="T54">.</text:span> </text:p></text:note-body></text:note></text:span><text:span text:style-name="T10">, was zum ersten Kontakt mit der TRIZ-Methodik führte.</text:span> </text:p>
      <text:p text:style-name="P18"><text:span text:style-name="T39">Herrlich</text:span><text:span text:style-name="T10"> war die zentrale Figur </text:span><text:span text:style-name="T39">im Kreis der </text:span><text:span text:style-name="T13">Verdien</text:span><text:span text:style-name="T16">t</text:span><text:span text:style-name="T13">en Erfinder </text:span><text:span text:style-name="T39">(kurz </text:span><text:span text:style-name="T10">VE), </text:span><text:span text:style-name="T39">einer besonderen Reputationsstruktur für Personen</text:span>, <text:span text:style-name="T10">die sozial mit</text:span> <text:span text:style-name="T10">dem Innovationssystem</text:span> <text:span text:style-name="T10">verbunden waren.</text:span> <text:span text:style-name="T10">Diese</text:span> <text:span text:style-name="T10">seit 1950 bestehende</text:span> <text:span text:style-name="T10">Struktur</text:span> <text:span text:style-name="T10">des Supersystems</text:span> <text:span text:style-name="T10">brachte</text:span> <text:span text:style-name="T10">nicht nur Ehre und Anerkennung der besonderen sozialen Rolle der Erfinder mit sich, sondern schuf auch </text:span><text:span text:style-name="T39">einen </text:span><text:span text:style-name="T10">gesellschaftlichen Kontext, der in den </text:span><text:span text:style-name="T39">19</text:span><text:span text:style-name="T10">80er Jahren für d</text:span><text:span text:style-name="T39">ie</text:span><text:span text:style-name="T10"> aufstrebende ESB wichtig war.</text:span> </text:p>
      <text:p text:style-name="P19"><text:span text:style-name="T10">Ein</text:span><text:span text:style-name="T40">en</text:span><text:span text:style-name="T10"> bedeutender</text:span><text:span text:style-name="T40">n</text:span><text:span text:style-name="T10"> theoretische</text:span><text:span text:style-name="T40">n</text:span><text:span text:style-name="T10"> Beitrag zur Innovationstheorie </text:span><text:span text:style-name="T40">haben </text:span><text:span text:style-name="T10">Johannes Müller, Peter Koch und andere seit 1964 unter dem Namen </text:span><text:span text:style-name="T13">Systemati</text:span><text:span text:style-name="T17">sche</text:span><text:span text:style-name="T13"> Heuristi</text:span><text:span text:style-name="T17">k</text:span><text:span text:style-name="T10"> (SH) geleistet, siehe [9].</text:span> <text:span text:style-name="T173">Diese </text:span><text:span text:style-name="T40">Forschungsarbeiten </text:span><text:span text:style-name="T10">wurden zunächst </text:span><text:span text:style-name="T40">an der TH </text:span><text:span text:style-name="T10">Karl-Marx-Stadt (heute </text:span><text:span text:style-name="T40">TU </text:span><text:span text:style-name="T10">Chemnitz ), dann </text:span><text:span text:style-name="T40">am </text:span><text:span text:style-name="T10">AMLO</text:span><text:span text:style-name="T10"><text:note text:id="ftn7" text:note-class="footnote"><text:note-citation>7</text:note-citation><text:note-body><text:p text:style-name="Footnote">Akademie der marxistischen Lenin-Organisationswissenschaften.</text:p></text:note-body></text:note></text:span><text:span text:style-name="T10"> (bis 1972) durchgeführt und </text:span><text:span text:style-name="T40">später </text:span><text:span text:style-name="T10">am Zentralinstitut für Kybernetik und Informatik der Akademie der Wissenschaften. </text:span><text:span text:style-name="T40">Diese Theorie </text:span><text:span text:style-name="T10">hatte großen Einfluss auf eine ganze Generation von Ingenieuren.</text:span> <text:span text:style-name="T10">Vorsichtige Versuche, diesen Ansatz der (nicht-akademischen) Theorie der TRIZ näher zu bringen, waren – wie ich es verstehe – vor allem aufgrund der akademischen </text:span><text:span text:style-name="T40">Ansprüche </text:span><text:span text:style-name="T10">der Müller-Gruppe nicht erfolgreich.</text:span> <text:span text:style-name="T10">Die Ver</text:span><text:span text:style-name="T40">breitung </text:span><text:span text:style-name="T10">von SH war jedoch nicht nur der Grundstein für einen späteren Aufstieg de</text:span><text:span text:style-name="T40">r</text:span><text:span text:style-name="T10"> ESB, sondern </text:span><text:span text:style-name="T40">muss </text:span><text:span text:style-name="T10">auch als eine der Quellen der speziellen TRIZ-</text:span><text:span text:style-name="T40">Rezeption</text:span><text:span text:style-name="T10"> in der DDR betrachtet werden.</text:span> </text:p>
      <text:p text:style-name="P5"><text:span text:style-name="T10">Heuristik, AMLO und die Förderung der VE-Sozialstruktur</text:span><text:span text:style-name="T40">en</text:span><text:span text:style-name="T10"> waren Teil einer Strategie auf Super</text:span><text:span text:style-name="T40">­</text:span><text:span text:style-name="T10">systemebene, </text:span><text:span text:style-name="T40">das </text:span><text:span text:style-name="T10">kulturelle Innovationspotenzial mit dem Potenzial </text:span><text:span text:style-name="T40">einer </text:span><text:span text:style-name="T10">intensiver</text:span><text:span text:style-name="T40">en</text:span><text:span text:style-name="T10"> </text:span><text:span text:style-name="T40">Durchdrin</text:span><text:span text:style-name="T41">­</text:span><text:span text:style-name="T40">gung der </text:span><text:span text:style-name="T10">Produktions </text:span><text:span text:style-name="T40">mit </text:span><text:span text:style-name="T10">kybernetischen Aspekten der Datenerfassung, -kontrolle und -regulierung </text:span><text:span text:style-name="T40">zu </text:span><text:span text:style-name="T10">kombinieren</text:span><text:span text:style-name="T10"><text:note text:id="ftn8" text:note-class="footnote"><text:note-citation>8</text:note-citation><text:note-body><text:p text:style-name="P48"><text:span text:style-name="T78">Ansätze der </text:span><text:span text:style-name="T73">Produktionssteuerung auf der Grundlage </text:span><text:span text:style-name="T78">von Datenerfassung, in der DDR der </text:span><text:span text:style-name="T73">1960</text:span><text:span text:style-name="T78">er Jahre unter dem </text:span><text:span text:style-name="T73">Begriff </text:span><text:span text:style-name="T78">der </text:span><text:span text:style-name="T75">Betriebsmess-, S</text:span><text:span text:style-name="T119">teuerungs- und Regelungstechnik </text:span><text:span text:style-name="T117">(</text:span><text:span text:style-name="T116">BMSR) </text:span><text:span text:style-name="T118">bekannt und auch in das </text:span><text:span text:style-name="T116">Berufsbildungs</text:span><text:span text:style-name="T118">­</text:span><text:span text:style-name="T116">system </text:span><text:span text:style-name="T118">integriert, </text:span><text:span text:style-name="T116">erleb</text:span><text:span text:style-name="T118">en</text:span><text:span text:style-name="T116"> derzeit einen „zweiten Frühling“.</text:span></text:p></text:note-body></text:note></text:span><text:span text:style-name="T10">.</text:span> <text:span text:style-name="T10">Am Ende dieses wichtigen strategischen Experiments auf Supersystemebene </text:span><text:span text:style-name="T41">wurde aus den </text:span><text:span text:style-name="T10">Struktur</text:span><text:span text:style-name="T41">en</text:span><text:span text:style-name="T10"> der VE </text:span><text:span text:style-name="T41">heraus </text:span><text:span text:style-name="T10">die Initiative zur Übersetzung [10] </text:span><text:span text:style-name="T41">ergriffen</text:span><text:span text:style-name="T10">, auch wenn diese Übersetzung erst 1973 veröffentlicht wurde.</text:span> </text:p>
      <text:p text:style-name="P20"><text:span text:style-name="T41">Auf der Grundlage </text:span><text:span text:style-name="T10">dieser Analyse ist es schwierig, </text:span><text:span text:style-name="T41">bereits zu diesem Zeitpunkt </text:span><text:span text:style-name="T10">über </text:span><text:span text:style-name="T41">eine </text:span><text:span text:style-name="T10">ESB zu sprechen. Daher müssen wir</text:span> <text:span text:style-name="T10">das Modell korrigieren und das</text:span> <text:span text:style-name="T11">innovative System</text:span> <text:span text:style-name="T85">mit</text:span> <text:span text:style-name="T85">den VE- und SH-Komponenten</text:span> <text:span text:style-name="T10">anstelle des ESB als Systeme mit denselben zwei Hauptfunktionen wie zuvor einsetzen.</text:span> </text:p>
      <text:p text:style-name="P20"><text:span text:style-name="T29">1970er Jahre:</text:span> <text:span text:style-name="T10">Die Verlangsamung der Entwicklung auf der Ebene des Super</text:span><text:span text:style-name="T41">s</text:span><text:span text:style-name="T10">ystems </text:span><text:span text:style-name="T41">ist </text:span><text:span text:style-name="T10">in den späten 1960er Jahren deutlich</text:span> zu <text:span text:style-name="T10">erkennen und eskalierte dramatisch mit</text:span> <text:span text:style-name="T10">den</text:span> <text:span text:style-name="T10">Ereignissen</text:span> <text:span text:style-name="T10">in</text:span> <text:span text:style-name="T10">Prag</text:span> <text:span text:style-name="T10">im Jahr 1968. Ulbricht versucht</text:span><text:span text:style-name="T41">e </text:span><text:span text:style-name="T10">zu widerstehen, wurde aber 1971 von Honecker ersetzt, </text:span><text:span text:style-name="T41">der </text:span><text:span text:style-name="T10">ein strengere</text:span><text:span text:style-name="T41">s</text:span><text:span text:style-name="T10"> </text:span><text:span text:style-name="T41">Regime </text:span><text:span text:style-name="T10">für den</text:span> <text:span text:style-name="T11">Hauptwiderspruch</text:span> <text:span text:style-name="T10">zwischen dem </text:span><text:span text:style-name="T41">erfinderischen </text:span><text:span text:style-name="T10">und </text:span><text:span text:style-name="T41">dem </text:span><text:span text:style-name="T10">kritischen Geist</text:span> <text:span text:style-name="T10">einführt</text:span><text:span text:style-name="T41">e,</text:span> <text:span text:style-name="T10">de</text:span><text:span text:style-name="T41">ss</text:span><text:span text:style-name="T10">en Folgen jetzt diskutiert werden </text:span><text:span text:style-name="T41">sollen</text:span><text:span text:style-name="T10">.</text:span> <text:span text:style-name="T85">Auch wenn der </text:span><text:span text:style-name="T90">Keim </text:span><text:span text:style-name="T85">der TRIZ in der DDR gesät </text:span><text:span text:style-name="T90">war und eine </text:span><text:span text:style-name="T85">bestimmte Dynamik</text:span> <text:span text:style-name="T174">zeigte, veränderten sich die Verbreitungsbedingungen </text:span><text:soft-page-break/><text:span text:style-name="T174">der TRIZ in den </text:span><text:span text:style-name="T85">1970</text:span><text:span text:style-name="T90">er Jahren zum schlechteren</text:span><text:span text:style-name="T85">, </text:span><text:span text:style-name="T90">wir Thiel </text:span><text:span text:style-name="T106">in seiner Autobiographie</text:span> <text:span text:style-name="T10">[11</text:span><text:span text:style-name="T85">] </text:span><text:span text:style-name="T90">im Detail beschreibt</text:span><text:span text:style-name="T85">.</text:span> </text:p>
      <text:p text:style-name="P5"><text:span text:style-name="T90">Die </text:span><text:span text:style-name="T85">Erhöh</text:span><text:span text:style-name="T90">ung des </text:span><text:span text:style-name="T85">(informelle</text:span><text:span text:style-name="T90">n</text:span><text:span text:style-name="T85">)</text:span> <text:span text:style-name="T85">Druck</text:span><text:span text:style-name="T90">s</text:span><text:span text:style-name="T85"> auf die Strukturen der Erfinder</text:span> <text:span text:style-name="T85">hatte nicht nur einen erheblichen Einfluss</text:span> <text:span text:style-name="T174">auf das </text:span><text:span text:style-name="T83">innovative System </text:span><text:span text:style-name="T85">und </text:span><text:span text:style-name="T90">seine </text:span><text:span text:style-name="T11">Hauptfunktion</text:span> – <text:span text:style-name="T174">die </text:span><text:span text:style-name="T10">Weiterentwicklung der Grundlagen innovativer Methoden</text:span> –, <text:span text:style-name="T174">sondern auch </text:span><text:span text:style-name="T85">auf die Sozialstruktur</text:span><text:span text:style-name="T90">en</text:span><text:span text:style-name="T85"> de</text:span><text:span text:style-name="T90">r</text:span> <text:span text:style-name="T10">VE</text:span> <text:span text:style-name="T85">und der SH-Gruppe, was zu einer deutlichen Verlangsamung der</text:span> <text:span text:style-name="T106">Entwicklung führt</text:span><text:span text:style-name="T107">e</text:span><text:span text:style-name="T85">.</text:span> <text:span text:style-name="T174">Die </text:span><text:span text:style-name="T85">nachlassende</text:span> <text:span text:style-name="T174">D</text:span><text:span text:style-name="T85">yna</text:span><text:span text:style-name="T90">­</text:span><text:span text:style-name="T85">mik</text:span> <text:span text:style-name="T174">des innovativen </text:span><text:span text:style-name="T85">System</text:span><text:span text:style-name="T90">s</text:span><text:span text:style-name="T85"> hat</text:span><text:span text:style-name="T90">te seinen Einfluss auf</text:span><text:span text:style-name="T85"> das Supersystem, </text:span><text:span text:style-name="T90">was </text:span><text:span text:style-name="T85">(nicht nur aus diesem </text:span><text:span text:style-name="T90">G</text:span><text:span text:style-name="T85">rund)</text:span> <text:span text:style-name="T85">zur Verschärfung der wirtschaftlichen Probleme in</text:span> <text:span text:style-name="T174">den </text:span><text:span text:style-name="T85">1980</text:span><text:span text:style-name="T90">er Jahren führte</text:span><text:span text:style-name="T85">.</text:span> </text:p>
      <text:p text:style-name="P21"><text:span text:style-name="T90">Als Ergebnis der Analyse </text:span><text:span text:style-name="T85">dieser beiden Zeiträume stellen wir fest, dass in de</text:span><text:span text:style-name="T90">r</text:span><text:span text:style-name="T85"> DDR </text:span><text:span text:style-name="T90">die Strukturen </text:span><text:span text:style-name="T85">VE und SH als </text:span><text:span text:style-name="T90">Komponenten </text:span><text:span text:style-name="T85">de</text:span><text:span text:style-name="T90">s</text:span> <text:span text:style-name="T174">innovativen Systems </text:span><text:span text:style-name="T85">existierten</text:span> <text:span text:style-name="T85">und</text:span> <text:span text:style-name="T174">als </text:span><text:span text:style-name="T106">Vorläufer</text:span> <text:span text:style-name="T85">der Erfinder</text:span><text:span text:style-name="T90">­</text:span><text:span text:style-name="T85">schulen </text:span><text:span text:style-name="T90">zu betrachten sind</text:span><text:span text:style-name="T85">.</text:span> <text:span text:style-name="T174">Die Beziehungen </text:span><text:span text:style-name="T103">zwischen </text:span><text:span text:style-name="T85">d</text:span><text:span text:style-name="T90">iesen</text:span><text:span text:style-name="T85"> beiden</text:span> <text:span text:style-name="T85">Komponenten</text:span> <text:span text:style-name="T174">sind </text:span><text:span text:style-name="T85">noch </text:span><text:span text:style-name="T90">wenig untersucht. </text:span><text:span text:style-name="T85">Es scheint</text:span>, <text:span text:style-name="T85">dass </text:span><text:span text:style-name="T91">die </text:span><text:span text:style-name="T85">Erhöhung des informellen Drucks innerhalb der </text:span><text:span text:style-name="T91">S</text:span><text:span text:style-name="T85">upersys</text:span><text:span text:style-name="T91">­</text:span><text:span text:style-name="T85">tems</text:span> <text:span text:style-name="T10">die Widersprüche zwischen den beiden Komponenten verstärkt und schließlich </text:span><text:span text:style-name="T42">die Sichtbar­keit der </text:span><text:span text:style-name="T10">SH-Komponente stark reduziert </text:span><text:span text:style-name="T42">hat</text:span><text:span text:style-name="T10">.</text:span> </text:p>
      <text:p text:style-name="P22"><text:span text:style-name="T85">Aus dieser retrospektiven Sicht </text:span><text:span text:style-name="T92">kann eine</text:span> <text:span text:style-name="T102">dritte Komponente </text:span><text:span text:style-name="T94">des innovativen </text:span><text:span text:style-name="T85">System</text:span> <text:span text:style-name="T85">identifiziert werden – ein kurze</text:span><text:span text:style-name="T92">r</text:span>, <text:span text:style-name="T85">aber intensive</text:span><text:span text:style-name="T92">r</text:span><text:span text:style-name="T85"> </text:span><text:span text:style-name="T92">Aufstieg </text:span><text:span text:style-name="T10">einer</text:span> <text:span text:style-name="T88">akademisch</text:span> <text:span text:style-name="T85">institution</text:span><text:span text:style-name="T92">alisierten </text:span><text:span text:style-name="T85">Kybernetik in der DDR </text:span><text:span text:style-name="T92">der Jahre </text:span><text:span text:style-name="T85">1969-1974</text:span><text:span text:style-name="T106"><text:note text:id="ftn9" text:note-class="footnote"><text:note-citation>9</text:note-citation><text:note-body><text:p text:style-name="P2"><text:span text:style-name="T1">Die 10. </text:span><text:span text:style-name="T128">Ausgabe des </text:span><text:span text:style-name="T129">Philosophischen Wörterbuchs </text:span><text:span text:style-name="T110">("Philosophisches Wörterbuch" </text:span><text:span text:style-name="T129">, </text:span><text:span text:style-name="T128">Leipzig, 1974) war die letzte Ausgabe, die den hauptsächlich unter der Leitung von Georg Klaus entwickelten terminologischen Apparat der Kybernetik enthielt.</text:span> </text:p></text:note-body></text:note></text:span><text:span text:style-name="T85">, aus de</text:span><text:span text:style-name="T92">r</text:span> <text:span text:style-name="T85">institutionelle und persönliche Verbindungen von Personen </text:span><text:span text:style-name="T92">geblieben sind</text:span><text:span text:style-name="T85">, die mit dialektischen Methoden und </text:span><text:span text:style-name="T92">der Epistemik von </text:span><text:span text:style-name="T85">Widerspruchsanalysen (kurz </text:span><text:span text:style-name="T92">DC</text:span><text:span text:style-name="T85">) vertraut sind.</text:span> <text:span text:style-name="T85">Menschen wie Rainer Thiel sind in den</text:span> <text:span text:style-name="T175">19</text:span><text:span text:style-name="T85">70er Jahren</text:span> <text:span text:style-name="T175">Unikate, haben aber die </text:span><text:span text:style-name="T85">ESB in den 1980er Jahren stark beeinflusst.</text:span> </text:p>
      <text:p text:style-name="P22"><text:span text:style-name="T86">1980er Jahre:</text:span> <text:span text:style-name="T85">Aufgrund der Verschärfung der Widersprüche zwischen den verschiedenen</text:span> <text:span text:style-name="T175">K</text:span><text:span text:style-name="T85">omponenten</text:span> <text:span text:style-name="T175">des innovativen </text:span><text:span text:style-name="T85">System</text:span><text:span text:style-name="T92">s</text:span><text:span text:style-name="T85"> in den</text:span> <text:span text:style-name="T85">1970er Jahren</text:span> <text:span text:style-name="T85">ist es möglich, </text:span><text:span text:style-name="T92">dass</text:span> <text:span text:style-name="T175">Herrlich </text:span><text:span text:style-name="T85">[8] und Thiel [1] unterschiedliche Geschichten</text:span> <text:span text:style-name="T175">über den </text:span><text:span text:style-name="T85">kurze</text:span><text:span text:style-name="T92">n</text:span><text:span text:style-name="T85">, aber spürbare</text:span><text:span text:style-name="T92">n</text:span> <text:span text:style-name="T175">Aufschwung </text:span><text:span text:style-name="T106">der</text:span> <text:span text:style-name="T85">innova</text:span><text:span text:style-name="T92">­</text:span><text:span text:style-name="T85">tiven Ansätze in praktischen industriellen Anwendung</text:span><text:span text:style-name="T92">en</text:span><text:span text:style-name="T85"> auf der Grundlage von TRIZ in de</text:span><text:span text:style-name="T92">r</text:span><text:span text:style-name="T85"> DDR der 1980er Jahre </text:span><text:span text:style-name="T92">erzählen</text:span><text:span text:style-name="T85">.</text:span> </text:p>
      <text:p text:style-name="P22"><text:span text:style-name="T85">Diese dritte Periode beginnt mit der Entscheidung,</text:span> „<text:span text:style-name="T85">die Entwicklung, Produktion und Nutzung der Mikroelektronik in de</text:span><text:span text:style-name="T92">r</text:span><text:span text:style-name="T85"> DDR</text:span> <text:span text:style-name="T85">zu</text:span> <text:span text:style-name="T85">beschleunigen“, die im Juni 1977 vom zentralen Parteikomitee verabschiedet wurde,</text:span> <text:span text:style-name="T85">und </text:span><text:span text:style-name="T92">mit dem </text:span><text:span text:style-name="T85">Beschluss des Ministerrates im März 1978, „Maßnahmen zur Förderung des </text:span><text:span text:style-name="T92">Erfindertums</text:span><text:span text:style-name="T85">“ zu ergreifen.</text:span> <text:span text:style-name="T85">Die Voraussetzungen, die Stakeholder und die globalen Bedingungen dieser neuen strategischen Wende auf Supersystemebene in Richtung </text:span><text:span text:style-name="T92">einer </text:span><text:span text:style-name="T85">Stärkung de</text:span><text:span text:style-name="T92">s innovativen </text:span><text:span text:style-name="T85">System</text:span><text:span text:style-name="T92">s</text:span> <text:span text:style-name="T175">wird </text:span><text:span text:style-name="T85">in [12] im Detail analysiert.</text:span> </text:p>
      <text:p text:style-name="P23"><text:span text:style-name="T85">Details sind für unsere Analyse weniger wichtig</text:span><text:span text:style-name="T85"><text:note text:id="ftn10" text:note-class="footnote"><text:note-citation>10</text:note-citation><text:note-body><text:p text:style-name="P1"><text:span text:style-name="T60">Zu b</text:span><text:span text:style-name="T54">eachten </text:span><text:span text:style-name="T60">ist </text:span><text:span text:style-name="T54">jedoch die wichtige Schlussfolgerung </text:span><text:span text:style-name="T59">in </text:span><text:span text:style-name="T54">[12], dass bereits zu diesem Zeitpunkt die meisten Ent</text:span><text:span text:style-name="T60">­</text:span><text:span text:style-name="T54">scheidungen auf Supersystemebene </text:span><text:span text:style-name="T73">von den Werksleitern und dem Geheimdienst und </text:span><text:span text:style-name="T74">nicht von den </text:span><text:span text:style-name="T73">Parteibehörden getroffen wurden und daher weit weniger ideologisch waren, sondern sich an den </text:span><text:span text:style-name="T74">praktischen </text:span><text:span text:style-name="T73">Bedürfnissen orientierten.</text:span> </text:p></text:note-body></text:note></text:span><text:span text:style-name="T85"> </text:span><text:span text:style-name="T95">außer </text:span><text:span text:style-name="T85">der grundlegenden Beobachtung, dass die neue </text:span><text:span text:style-name="T96">Wende </text:span><text:span text:style-name="T85">sowohl die Probleme als auch die Handlungsfreiheit</text:span><text:span text:style-name="T96">en</text:span><text:span text:style-name="T85"> auf der Ebene de</text:span><text:span text:style-name="T96">r</text:span><text:span text:style-name="T85"> Subsystem</text:span><text:span text:style-name="T96">e</text:span><text:span text:style-name="T85"> (d.</text:span><text:span text:style-name="T96">h. der </text:span><text:span text:style-name="T85">Produktionseinheiten) erhöht hat.</text:span> <text:span text:style-name="T176">Der neue Aufschwung auf der Ebene des innovativen Systems in Form der ESB in den 1980er Jahren </text:span><text:span text:style-name="T85">wurde durch </text:span><text:span text:style-name="T96">A</text:span><text:span text:style-name="T85">nforderungen </text:span><text:span text:style-name="T96">an die Subsysteme </text:span><text:span text:style-name="T85">verursacht</text:span> <text:span text:style-name="T85">und hatte einen</text:span> <text:span text:style-name="T102">praktischen</text:span> <text:span text:style-name="T85">Fokus</text:span><text:span text:style-name="T10">,</text:span> <text:span text:style-name="T85">während</text:span> <text:span text:style-name="T176">der </text:span><text:span text:style-name="T85">Aufs</text:span><text:span text:style-name="T96">chwung</text:span><text:span text:style-name="T85"> </text:span><text:span text:style-name="T96">in </text:span><text:span text:style-name="T85">1960</text:span><text:span text:style-name="T96">er Jahren</text:span> <text:span text:style-name="T85">vom Supersystem mit einem klaren Fokus auf Theorie und </text:span><text:span text:style-name="T96">Umsetzung </text:span><text:span text:style-name="T85">dieser theoretischen Ansätze in die betriebliche Realität der Subsysteme initiiert </text:span><text:span text:style-name="T96">wurde</text:span><text:span text:style-name="T85">.</text:span> <text:span text:style-name="T85">Daher ist </text:span><text:span text:style-name="T96">die </text:span><text:span text:style-name="T85">ESB </text:span><text:span text:style-name="T96">im Kern </text:span><text:span text:style-name="T176">eine </text:span><text:span text:style-name="T11">praktisch</text:span><text:span text:style-name="T23">e</text:span> <text:span text:style-name="T85">Bewegung, die auf </text:span><text:span text:style-name="T96">vorhandenen Innovationst</text:span><text:span text:style-name="T85">heorien basiert, und nur fortgeschrittene Trainer haben zur Entwicklung dieses theoretischen Rahmens beigetragen.</text:span> </text:p>
      <text:p text:style-name="P24"><text:span text:style-name="T97">Zur Stärkung der </text:span><text:span text:style-name="T85">Positionen der TRIZ wurden Alts</text:span><text:span text:style-name="T97">c</text:span><text:span text:style-name="T85">hullers Bücher [13] und [14] in relativ kurzer Zeit in den frühen </text:span><text:span text:style-name="T97">1980er </text:span><text:span text:style-name="T85">Jahren ins Deutsche übersetzt und veröffentlicht.</text:span> <text:span text:style-name="T177">Danach wurde im Rahmen </text:span><text:span text:style-name="T85">der ESB eine große Menge eigener Literatur zu diesem Thema </text:span><text:span text:style-name="T97">publiziert</text:span><text:span text:style-name="T85">, siehe die</text:span> <text:span text:style-name="T85">Bibliographie in [15].</text:span> <text:span text:style-name="T85">Nach </text:span><text:span text:style-name="T97">einer an dieser Stelle </text:span><text:span text:style-name="T85">notwendigen Einfüg</text:span><text:span text:style-name="T97">ung</text:span><text:span text:style-name="T85"> kehren wir </text:span><text:span text:style-name="T97">weiter unten </text:span><text:span text:style-name="T85">zu diesen Prozessen zurück.</text:span> </text:p>
      <text:h text:style-name="P44" text:outline-level="2"><text:soft-page-break/>2.4. Zurück zu Schritt 1: Austausch von Feldern und Substanzen</text:h>
      <text:p text:style-name="P25"><text:span text:style-name="T85">Bisher haben wir VE, SH und DC als die drei Elemente des Innovationssystems definiert, die für die Analyse de</text:span><text:span text:style-name="T98">r</text:span><text:span text:style-name="T85"> ESB wichtig sind, und </text:span><text:span text:style-name="T98">haben temporär den </text:span><text:span text:style-name="T85">Begriff</text:span> „<text:span text:style-name="T85">Komponente“ </text:span><text:span text:style-name="T98">verwendet</text:span><text:span text:style-name="T85">.</text:span> <text:span text:style-name="T85">Der offensichtliche Unterschied zwischen der</text:span> <text:span text:style-name="T85">Dynamik von SH und DC einerseits und VE andererseits, insbesondere in den </text:span><text:span text:style-name="T98">19</text:span><text:span text:style-name="T85">70er Jahren,</text:span> <text:span text:style-name="T85">weist auf einen Widerspruch hin, der gelöst werden sollte.</text:span> <text:span text:style-name="T178">Die </text:span><text:span text:style-name="T85">Method</text:span><text:span text:style-name="T98">ologie von A</text:span><text:span text:style-name="T85">RIZ</text:span> <text:span text:style-name="T85">empfiehlt, in einer solchen Situation zu</text:span> <text:span text:style-name="T85">Schritt</text:span> <text:span text:style-name="T85">1</text:span> <text:span text:style-name="T85">zurück</text:span><text:span text:style-name="T98">zu</text:span><text:span text:style-name="T85">kehren</text:span> <text:span text:style-name="T85">und die Modellierung verbessern.</text:span> <text:span text:style-name="T10">In</text:span> <text:span text:style-name="T85">Bezug auf</text:span> <text:span text:style-name="T178">die </text:span><text:span text:style-name="T11">Dynamik</text:span> <text:span text:style-name="T85">sehen wir</text:span>, <text:span text:style-name="T85">dass die</text:span> <text:span text:style-name="T85">Komponenten SH und DC als Teil </text:span><text:span text:style-name="T98">der </text:span><text:span text:style-name="T11">akademische</text:span><text:span text:style-name="T24">n Innovationst</text:span><text:span text:style-name="T11">heorie</text:span><text:span text:style-name="T24">n</text:span> <text:span text:style-name="T178">betrachtet werden sollten</text:span><text:span text:style-name="T10">,</text:span> <text:span text:style-name="T85">die (</text:span><text:span text:style-name="T98">in einer </text:span><text:span text:style-name="T11">kontextuell</text:span><text:span text:style-name="T24">en</text:span> <text:span text:style-name="T85">Sicht</text:span><text:span text:style-name="T98">weise im Sinne</text:span><text:span text:style-name="T85"> von Gerovich) </text:span><text:s/><text:span text:style-name="T11">zwischen </text:span><text:span text:style-name="T43">dem</text:span><text:span text:style-name="T144"> </text:span><text:span text:style-name="T85">System und </text:span><text:span text:style-name="T98">dem </text:span><text:span text:style-name="T85">Supersystem </text:span><text:span text:style-name="T98">angesiedelt sind</text:span><text:span text:style-name="T85">.</text:span> <text:span text:style-name="T85">Daher ist es sinnvoller, die Entwicklung der Bewegungsformen dieser beiden Komponenten unter dem Gesichtspunkt der</text:span> <text:span text:style-name="T102">Beziehung</text:span><text:span text:style-name="T105">en</text:span> <text:span text:style-name="T85">zwischen dem System und dem Supersystem </text:span><text:span text:style-name="T98">und damit als </text:span><text:span text:style-name="T11">Feld</text:span> <text:span text:style-name="T85">im Rahmen der oben entwickelten </text:span><text:span text:style-name="T98">Modellierung </text:span><text:span text:style-name="T85">zu betrachten.</text:span> <text:span text:style-name="T85">Gleiches gilt für</text:span> <text:span text:style-name="T85">die</text:span> <text:span text:style-name="T85">VE-Kom</text:span><text:span text:style-name="T98">­</text:span><text:span text:style-name="T85">ponente</text:span> <text:span text:style-name="T85">als Vermittlungsform zwischen den Ebenen des </text:span><text:span text:style-name="T98">innovativen </text:span><text:span text:style-name="T85">und</text:span> <text:span text:style-name="T178">des </text:span><text:span text:style-name="T13">Produktionssystem</text:span><text:span text:style-name="T18">s</text:span><text:span text:style-name="T85">, das jetzt </text:span><text:span text:style-name="T98">die </text:span><text:span text:style-name="T85">zahlreiche</text:span><text:span text:style-name="T98">n</text:span><text:span text:style-name="T85"> </text:span><text:span text:style-name="T98">zuvor eingeführten </text:span><text:span text:style-name="T85">Subsysteme von Produktionseinheiten ersetzt</text:span><text:span text:style-name="T85"><text:note text:id="ftn11" text:note-class="footnote"><text:note-citation>11</text:note-citation><text:note-body><text:p text:style-name="P49"><text:span text:style-name="T179">Es sei </text:span>in Klammern fest<text:span text:style-name="T179">gestellt</text:span>, dass ein solcher Austausch an dieser Stelle auch das offensichtliche Problem falscher Abstraktionsebenen in unserem ersten <text:span text:style-name="T178">Modellierungs</text:span>versuch löst.</text:p></text:note-body></text:note></text:span><text:span text:style-name="T85">.</text:span></text:p>
      <text:p text:style-name="P26"><text:span text:style-name="T99">Allerdings ergeben sich die </text:span><text:span text:style-name="T85">Bewegung</text:span><text:span text:style-name="T99">sformen des</text:span><text:span text:style-name="T85"> ESB-System</text:span><text:span text:style-name="T99">s</text:span><text:span text:style-name="T85"> – und </text:span><text:span text:style-name="T99">der </text:span><text:span text:style-name="T85">Entwicklung </text:span><text:span text:style-name="T99">von TRIZ insgesamt</text:span><text:span text:style-name="T85"> – nicht </text:span><text:span text:style-name="T99">aus den </text:span><text:span text:style-name="T85">Bewegungsformen dieser beiden Felder, </text:span><text:span text:style-name="T99">sondern aus den </text:span><text:span text:style-name="T11">Beziehungen </text:span><text:span text:style-name="T85">zwischen diesen Feldern. </text:span><text:span text:style-name="T93">Die </text:span><text:span text:style-name="T102">Konfliktzone </text:span><text:span text:style-name="T85">liegt zwischen </text:span><text:span text:style-name="T99">den </text:span><text:span text:style-name="T85">theoretischen Ansätzen, </text:span><text:span text:style-name="T99">welche </text:span><text:span text:style-name="T85">die praktische</text:span><text:span text:style-name="T99">n</text:span><text:span text:style-name="T85"> Erfahrung</text:span><text:span text:style-name="T99">en</text:span><text:span text:style-name="T85"> analysieren, zusammenfassen und institutionalisieren, und </text:span><text:span text:style-name="T99">den </text:span><text:span text:style-name="T85">praktischen Erfahrungen selbst.</text:span> </text:p>
      <text:p text:style-name="P5"><text:span text:style-name="T85">In der klassischen ARIZ wird die Vepol-Methode in erster Linie </text:span><text:span text:style-name="T100">ange</text:span><text:span text:style-name="T85">wendet, um ihre </text:span><text:span text:style-name="T108">kostengünsti­ge </text:span><text:span text:style-name="T85">oder „</text:span><text:span text:style-name="T100">von selbst“</text:span><text:span text:style-name="T85"> wirkende Faktoren zu identifizieren, mit denen Probleme durch positive Synergien gelöst werden können. Eine solche spezifische Anwendung des Ansatzes ist für die historische Analyse unzweckmäßig, da es sich in diesem Fall darum handelt</text:span><text:span text:style-name="T102">, </text:span><text:span text:style-name="T85">Widersprüche und ihre Bewegungsformen zu </text:span><text:span text:style-name="T102">identifizieren </text:span><text:span text:style-name="T85">und nicht aufzulösen. Wir zeigen, dass dieser Ansatz trotzdem auch für eine genauere Problemerkennung in einer solchen Analyse anwendbar ist.</text:span> </text:p>
      <text:p text:style-name="P5"><text:span text:style-name="T10">In der ARIZ-Methodik wird empfohlen, in einer vergleichbaren Situation zu versuchen, „von Monosubstanzen zu nicht einheitlichen </text:span><text:span text:style-name="T44">Bis</text:span><text:span text:style-name="T10">ubstanz</text:span><text:span text:style-name="T44">en</text:span><text:span text:style-name="T10"> oder Polysubstanz</text:span><text:span text:style-name="T44">en</text:span><text:span text:style-name="T10"> zu wechseln“ [16: </text:span><text:span text:style-name="T44">Regel </text:span><text:span text:style-name="T10">34]. Wir gehen einen anderen Weg und schlagen vor, die früheren </text:span><text:span text:style-name="T19">relationalen </text:span><text:span text:style-name="T44">B</text:span><text:span text:style-name="T11">ereiche </text:span><text:span text:style-name="T10">zwischen dem System und dem Supersystem einerseits und dem System und dem </text:span><text:span text:style-name="T44">Sub</text:span><text:span text:style-name="T10">system andererseits als </text:span><text:span text:style-name="T11">Substanzen </text:span><text:span text:style-name="T43">zu behandeln </text:span><text:span text:style-name="T10">und das </text:span><text:span text:style-name="T44">innovative S</text:span><text:span text:style-name="T85">ystem </text:span><text:span text:style-name="T10">als </text:span><text:span text:style-name="T11">Feld</text:span><text:span text:style-name="T10">, das </text:span><text:span text:style-name="T44">diese </text:span><text:span text:style-name="T10">verbindet. Ein solcher Perspektivwechsel als </text:span><text:span text:style-name="T11">Prinzip der Umwandlung eines Verbs in ein Substantiv </text:span><text:span text:style-name="T10">scheint in der klassi</text:span><text:span text:style-name="T44">­</text:span><text:span text:style-name="T10">schen TRIZ keine Rolle zu spielen, ist aber ein wichtiges Instrument in dialektischen Überlegungen und wird normalerweise </text:span><text:span text:style-name="T65">in </text:span><text:span text:style-name="T68">der </text:span><text:span text:style-name="T65">entgegengesetzte</text:span><text:span text:style-name="T68">n</text:span><text:span text:style-name="T65"> Richtung </text:span><text:span text:style-name="T10">angewendet,</text:span> <text:span text:style-name="T10">um stark verhärtete regulatorische Bedingungen zu zwingen, über ihren Ursprung und ihre Entwicklung zu „sprechen“.</text:span> </text:p>
      <text:p text:style-name="P5"><text:span text:style-name="T10">Das Konzept </text:span><text:span text:style-name="T25">Substanz </text:span><text:span text:style-name="T10">steht in engem Zusammenhang mit dem Konzept </text:span><text:span text:style-name="T44">des </text:span><text:span text:style-name="T11">Produkts </text:span><text:span text:style-name="T85">als „ein </text:span><text:span text:style-name="T10">unveränderliches Element, ... das wirklich nicht geändert werden kann, d.</text:span><text:span text:style-name="T44">h.,</text:span><text:span text:style-name="T10"> </text:span><text:span text:style-name="T44">e</text:span><text:span text:style-name="T10">s ist nicht angebracht, es zu ändern, wenn eine Mini-Aufgabe gelöst wird.“ </text:span><text:span text:style-name="T44">[</text:span><text:span text:style-name="T10">16:</text:span><text:span text:style-name="T44">Regel </text:span><text:span text:style-name="T10">21</text:span><text:span text:style-name="T44">]</text:span><text:span text:style-name="T10"> Das </text:span><text:span text:style-name="T85">Prinzip der Umwandlung in </text:span><text:span text:style-name="T100">eines Verbs in </text:span><text:span text:style-name="T85">ein </text:span><text:span text:style-name="T100">Substantiv </text:span><text:span text:style-name="T85">führt </text:span><text:span text:style-name="T100">genau </text:span><text:span text:style-name="T85">zu einer solchen (</text:span><text:span text:style-name="T106">reduktionistischen) </text:span><text:span text:style-name="T85">Schließung einer Region, indem die Beziehungen der Region nach außen begrenzt werden.</text:span> </text:p>
      <text:p text:style-name="P27"><text:span text:style-name="T10">Ein solcher Perspektivwechsel erlaubt </text:span><text:span text:style-name="T44">es, </text:span><text:span text:style-name="T10">im weiteren Verlauf dieses Textes </text:span><text:span text:style-name="T44">zu</text:span><text:span text:style-name="T10"> </text:span><text:span text:style-name="T44">dem </text:span><text:span text:style-name="T10">für TRIZ-</text:span><text:span text:style-name="T44">Methodik </text:span><text:span text:style-name="T10">typischen </text:span><text:span text:style-name="T44">internen </text:span><text:span text:style-name="T10">Ansatz im Sinne von Gerovich </text:span><text:span text:style-name="T44">überzugehen</text:span><text:span text:style-name="T10">. Die reduktionistische Natur von TRIZ ist – wie </text:span><text:span text:style-name="T44">von </text:span><text:span text:style-name="T10">jede</text:span><text:span text:style-name="T44">r</text:span><text:span text:style-name="T10"> andere</text:span><text:span text:style-name="T44">n</text:span><text:span text:style-name="T10"> </text:span><text:span text:style-name="T65">nützliche</text:span><text:span text:style-name="T68">n</text:span><text:span text:style-name="T65"> </text:span><text:span text:style-name="T10">Theorie – offensichtlich. </text:span><text:span text:style-name="T44">Wir halten an dieser Stelle </text:span><text:span text:style-name="T10">einige </text:span><text:span text:style-name="T44">solche </text:span><text:span text:style-name="T10">Einschränkungen </text:span><text:span text:style-name="T44">als Ergebnis dieses spezifischen methodischen Zugangs fest, </text:span><text:span text:style-name="T45">welche für die weiter unten fortgeführte </text:span><text:span text:style-name="T44">Beschreibung der ESB </text:span><text:span text:style-name="T45">konstitutiv sind.</text:span></text:p>
      <text:list xml:id="list1240900980" text:style-name="L9">
        <text:list-item>
          <text:p text:style-name="P40"><text:span text:style-name="T10">Betrachtet man die </text:span><text:span text:style-name="T85">Beziehung </text:span><text:span text:style-name="T10">zwischen dem System und dem </text:span><text:span text:style-name="T43">Supersystem </text:span><text:span text:style-name="T10">als </text:span><text:span text:style-name="T11">Substanz</text:span><text:span text:style-name="T10">, so werden die Komponenten DC und SH als „</text:span><text:span text:style-name="T85">Produkte“ betrachtet </text:span><text:span text:style-name="T10">und deren interne Entwicklung und historische Herkunft </text:span><text:span text:style-name="T45">verborgen</text:span><text:span text:style-name="T10">.</text:span> </text:p>
        </text:list-item>
        <text:list-item>
          <text:p text:style-name="P40"><text:soft-page-break/><text:span text:style-name="T10">Gleiches gilt für die VE-Komponente. </text:span><text:span text:style-name="T45">Damit </text:span><text:span text:style-name="T10">verschwinden zwei </text:span><text:span text:style-name="T45">erstaunliche Aspekte </text:span><text:span text:style-name="T10">in der Geschichte der VE </text:span><text:span text:style-name="T45">aus unserem Blick</text:span><text:span text:style-name="T10">: die Mechanismen der Begrenzung des kritischen Geistes </text:span><text:span text:style-name="T11">innerhalb </text:span><text:span text:style-name="T43">der </text:span><text:span text:style-name="T10">sozialen Strukturen von VE und die überraschende Konstanz von </text:span><text:span text:style-name="T45">Herrlichs </text:span><text:span text:style-name="T10">Auftreten als zentrale Figur von VE </text:span><text:span text:style-name="T45">über die gesamte Zeit </text:span><text:span text:style-name="T10">im Vergleich zu anderen Akteuren in allen drei Komponenten.</text:span></text:p>
        </text:list-item>
      </text:list>
      <text:p text:style-name="P5"><text:span text:style-name="T10">Der letztgenannte Effekt ist für diejenigen, die Situation in der DDR kennen, nicht überraschend und dürfte mit spezifischen innerdeutschen Beziehungen zusammenhängen, die die DDR während ihres Bestehens begleitet haben. Dies ist jedoch weit </text:span><text:span text:style-name="T45">von dem </text:span><text:span text:style-name="T10">entfernt, was hier diskutiert wird, da der Grad der Konfrontation </text:span><text:span text:style-name="T45">auf </text:span><text:span text:style-name="T10">der </text:span><text:span text:style-name="T45">Ebene des </text:span><text:span text:style-name="T10">globalen Systeme berücksichtigt werden </text:span><text:span text:style-name="T45">müsste</text:span><text:span text:style-name="T10">.</text:span> <draw:frame draw:style-name="fr1" draw:name="Bild1" text:anchor-type="as-char" svg:width="0.053cm" svg:height="0.053cm" draw:z-index="0"><draw:image xlink:href="https://translate.googleusercontent.com/image_0.png" xlink:type="simple" xlink:show="embed" xlink:actuate="onLoad" loext:mime-type=""/></draw:frame></text:p>
      <text:h text:style-name="P43" text:outline-level="1">3. Das Erbe <text:span text:style-name="T180">der </text:span>ESB und TRIZ</text:h>
      <text:h text:style-name="P44" text:outline-level="2">3.1. Noch einmal <text:span text:style-name="T180">zur Operativen Zone</text:span></text:h>
      <text:p text:style-name="P28"><text:span text:style-name="T10">Fassen wir </text:span><text:span text:style-name="T65">unsere </text:span><text:span text:style-name="T10">bisherigen </text:span><text:span text:style-name="T65">Argumente zusammen</text:span><text:span text:style-name="T10">. Als zwei Pole unsere</text:span><text:span text:style-name="T45">s</text:span><text:span text:style-name="T10"> Mini-Problem</text:span><text:span text:style-name="T45">s</text:span><text:span text:style-name="T10"> haben wir die Beziehungssysteme zwischen dem </text:span><text:span text:style-name="T45">innovativen S</text:span><text:span text:style-name="T85">ystem </text:span><text:span text:style-name="T10">und dem sozialpolitischen System einerseits und zwischen dem </text:span><text:span text:style-name="T45">innovativen S</text:span><text:span text:style-name="T85">ystem und dem Produktionssystem </text:span><text:span text:style-name="T10">andererseits definiert. In der ersten Beziehung haben wir DC und SH als Komponente</text:span><text:span text:style-name="T101">n identifiziert</text:span><text:span text:style-name="T10">. Natürlich sollte der theoretische Korpus von TRIZ selbst als dritte Komponente hinzugefügt werden, der in den </text:span><text:span text:style-name="T45">1980er </text:span><text:span text:style-name="T10">Jahren im Rahmen der EBS intensiv </text:span><text:span text:style-name="T45">rezipiert </text:span><text:span text:style-name="T10">wurde.</text:span> </text:p>
      <text:p text:style-name="P28"><text:span text:style-name="T10">In </text:span><text:span text:style-name="T45">der </text:span><text:span text:style-name="T10">zweite</text:span><text:span text:style-name="T45">n Beziehung </text:span><text:span text:style-name="T10">haben wir die Struktur der VE als einzige Komponente definiert. Diese Beschränkung auf </text:span><text:span text:style-name="T45">eine solche </text:span><text:span text:style-name="T10">„Mono</text:span><text:span text:style-name="T45">substanz“</text:span><text:span text:style-name="T10"> ist sinnvoll, wenn wir die </text:span><text:span text:style-name="T11">praktischen </text:span><text:span text:style-name="T10">Formen der ESB-Bewegung betrachten, auch wenn wir Komponenten wie die Neue</text:span><text:span text:style-name="T45">r</text:span><text:span text:style-name="T10">erbewegung, die </text:span><text:span text:style-name="T45">Messen der Meister </text:span><text:span text:style-name="T10">von Morgen oder </text:span><text:span text:style-name="T45">die Jugendforschungskollektive </text:span><text:span text:style-name="T10">ausschließen, siehe [1: Abschnitt 5]. Bei einer solchen normativen Stärkung der VE-Struktur wird die Motivationsstruktur nur durch externe Analyse sichtbar und nicht </text:span><text:span text:style-name="T45">in ihren </text:span><text:span text:style-name="T10">interne</text:span><text:span text:style-name="T45">n Zusammenhängen</text:span><text:span text:style-name="T10">, </text:span><text:span text:style-name="T45">was </text:span><text:span text:style-name="T10">manchmal zu </text:span><text:span text:style-name="T45">schablo­nenartigen </text:span><text:span text:style-name="T10">Bildern führt.</text:span> </text:p>
      <text:p text:style-name="P5"><text:span text:style-name="T10">Wie bereits oben erläutert, wurde der Aufstieg des ESB in den </text:span><text:span text:style-name="T45">1980er </text:span><text:span text:style-name="T10">Jahren hauptsächlich von den Anforderungen des Produktionssystems bestimmt. Bar</text:span><text:span text:style-name="T45">k</text:span><text:span text:style-name="T10">l</text:span><text:span text:style-name="T45">ei</text:span><text:span text:style-name="T10">t [12] beschreibt, wie weit in den frühen </text:span><text:span text:style-name="T45">1980er </text:span><text:span text:style-name="T10">Jahren der Prozess der Auflösung der ideologischen Grundlage des inneren Machtkreises fortgeschritten war, auch wenn er damals noch nicht auf der Oberfläche des sozialpolitischen Systems sichtbar </text:span><text:span text:style-name="T45">wurde</text:span><text:span text:style-name="T10">. Das Kräfteverhältnis verlagerte sich zunehmend </text:span><text:span text:style-name="T45">zugunsten der </text:span><text:span text:style-name="T10">Führer großer Produktionseinheiten. Die DDR hat sich </text:span><text:span text:style-name="T45">damit </text:span><text:span text:style-name="T10">mehr und mehr </text:span><text:span text:style-name="T45">in Richtung </text:span><text:span text:style-name="T10">eine</text:span><text:span text:style-name="T45">s </text:span><text:span text:style-name="T10">einheitlichen, auf dem Weltmarkt agierenden Staatsunternehmen mit Fabriken in verschiedenen Geschäftsbereichen entwickelt. Daher ist die Ähnlichkeit vieler Phänomene mit den organisatori</text:span><text:span text:style-name="T45">­</text:span><text:span text:style-name="T10">schen Phänomenen moderner kapitalistischer Großunternehmen nicht nur äußerlich. Insbesondere gibt es eine Reihe von Phänomenen, </text:span><text:span text:style-name="T45">wie sie </text:span><text:span text:style-name="T10">typisch für Unternehmen sind, die kurz vor der Insol</text:span><text:span text:style-name="T45">­</text:span><text:span text:style-name="T10">venz stehen: Stärkung der Position der mittleren </text:span><text:span text:style-name="T45">Leitungse</text:span><text:span text:style-name="T10">bene (in diesem Fall de</text:span><text:span text:style-name="T45">r</text:span><text:span text:style-name="T10"> </text:span><text:span text:style-name="T45">Kombinats­d</text:span><text:span text:style-name="T10">irektor</text:span><text:span text:style-name="T45">en</text:span><text:span text:style-name="T10">) im Vergleich zum strategischen Management (Partei und Staat) sowie verstärkte Kontrolle (durch den Nachrichtendienst), siehe [12] für Details.</text:span> </text:p>
      <text:p text:style-name="P5"><text:span text:style-name="T10">Wir schließen diesen Abschnitt mit einem längeren Zitat aus [1], das die Situation anschaulich beschreibt: „Die Situation auf dem Gebiet der </text:span><text:span text:style-name="T46">Industrief</text:span><text:span text:style-name="T10">orschung </text:span><text:span text:style-name="T46">barg immensen </text:span><text:span text:style-name="T10">Handlungsbedarf sowohl in </text:span><text:span text:style-name="T46">planungsmethodischer </text:span><text:span text:style-name="T10">als auch in </text:span><text:span text:style-name="T46">bildungsm</text:span><text:span text:style-name="T10">ethodi</text:span><text:span text:style-name="T46">scher Hinsicht</text:span><text:span text:style-name="T10">. </text:span><text:span text:style-name="T46">Doch </text:span><text:span text:style-name="T10">niemand </text:span><text:span text:style-name="T46">äußerte ihn </text:span><text:span text:style-name="T10">und </text:span><text:span text:style-name="T46">schuf eine entsprechende Auftragslage</text:span><text:span text:style-name="T10">. Hier </text:span><text:span text:style-name="T46">sprang die </text:span><text:span text:style-name="T10">Erfinder</text:span><text:span text:style-name="T46">schule ein</text:span><text:span text:style-name="T10">. Sie </text:span><text:span text:style-name="T46">tat das, was standes- und verantwortungsbewusste Ingenieure in F/E sonst auch taten</text:span><text:span text:style-name="T10">, wenn </text:span><text:span text:style-name="T46">die Problemigno­ranz ihrer Leitungen </text:span><text:span text:style-name="T10">unerträglich wurde: Sie </text:span><text:span text:style-name="T46">zog sich </text:span><text:span text:style-name="T10">das Problem </text:span><text:span text:style-name="T46">auf ihren T</text:span><text:span text:style-name="T10">isch und </text:span><text:span text:style-name="T46">erteilte sich selbst den Auftrag zu seiner Lösung</text:span><text:span text:style-name="T10">. Und wie </text:span><text:span text:style-name="T46">auch sonst </text:span><text:span text:style-name="T10">wurde </text:span><text:span text:style-name="T46">das </text:span><text:span text:style-name="T10">von </text:span><text:span text:style-name="T46">denen geduldet, die eigentlich dafür zuständig waren</text:span><text:span text:style-name="T10">, wenn </text:span><text:span text:style-name="T46">nur die Grundregeln </text:span><text:span text:style-name="T10">loyalen Verhaltens </text:span><text:span text:style-name="T46">dabei beachtet </text:span><text:span text:style-name="T10">wurden.“ [1:5</text:span><text:span text:style-name="T46">6</text:span><text:span text:style-name="T10">]</text:span> </text:p>
      <text:h text:style-name="P44" text:outline-level="2"><text:soft-page-break/>3.2. ESB – Handelnde Personen und ihre Aktivitäten</text:h>
      <text:p text:style-name="P5"><text:span text:style-name="T10">Die Hauptausrichtung de</text:span><text:span text:style-name="T47">r</text:span><text:span text:style-name="T10"> </text:span><text:span text:style-name="T65">ESB zielte daher nicht auf die </text:span><text:span text:style-name="T10">Lösung komplexer </text:span><text:span text:style-name="T11">technischer </text:span><text:span text:style-name="T10">Anforde</text:span><text:span text:style-name="T47">­</text:span><text:span text:style-name="T10">rungen wie bei der klassischen TRIZ („Aufgaben“) ab, sondern richtete sich bereits damals auf komplexe </text:span><text:span text:style-name="T11">Managementprobleme</text:span><text:span text:style-name="T10">, mit denen Unternehmen </text:span><text:span text:style-name="T47">auch heute </text:span><text:span text:style-name="T10">unter schwierigen wirtschaft</text:span><text:span text:style-name="T47">­</text:span><text:span text:style-name="T10">lichen Bedingungen konfrontiert sind. Unter diesem Gesichtspunkt ist es interessant, die im Rahmen de</text:span><text:span text:style-name="T47">r</text:span><text:span text:style-name="T10"> ESB entwickelten Verbesserungen der TRIZ mit den Ansätzen zur </text:span><text:span text:style-name="T47">Ausweitung </text:span><text:span text:style-name="T10">der TRIZ auf moderne Managementprobleme zu vergleichen.</text:span> </text:p>
      <text:p text:style-name="P5"><text:span text:style-name="T10">Die Hauptakteure de</text:span><text:span text:style-name="T47">r</text:span><text:span text:style-name="T10"> ESB kamen aus den Reihen der Ingenieure und technischen Mitarbeiter großer Unternehmen. </text:span><text:span text:style-name="T65">Die </text:span><text:span text:style-name="T69">h</text:span><text:span text:style-name="T65">aupt</text:span><text:span text:style-name="T69">sächliche O</text:span><text:span text:style-name="T65">rganisation der Bewegung </text:span><text:span text:style-name="T69">lag in den Händen der </text:span><text:span text:style-name="T65">KdT</text:span><text:span text:style-name="T65"><text:note text:id="ftn12" text:note-class="footnote"><text:note-citation>12</text:note-citation><text:note-body><text:p text:style-name="P50"><text:span text:style-name="T130">Die </text:span>KdT (Kammer der Technik) war eine Organisation, die 1946 von <text:span text:style-name="T130">der </text:span>Gewerkschaft gegründet wurde und deren Aufgabe darin bestand, Ingenieure, Techniker und Wissenschaftler in der technischen Arbeit zu vereinen. <text:span text:style-name="T130">Die </text:span>KdT konnte sich im Rahmen ihrer Möglichkeiten eine gewisse Unabhängigkeit von der SED <text:span text:style-name="T181">bewahren</text:span>. <text:span text:style-name="T130">Sie </text:span>bot Ingenieuren, technischen Spezialisten und Betriebswirten die Möglichkeit der Zusammenarbeit über alle von der Planbürokratie gesetzten Grenzen und den internationalen Erfahrungsaustausch.“ (Aus <text:span text:style-name="T130">der </text:span>deutsche<text:span text:style-name="T130">n </text:span>Wikipedia)</text:p></text:note-body></text:note></text:span><text:span text:style-name="T65">, </text:span><text:span text:style-name="T69">dem o</text:span><text:span text:style-name="T65">stdeutsche</text:span><text:span text:style-name="T69">n</text:span><text:span text:style-name="T65"> Ingenieursverband. </text:span><text:span text:style-name="T10">Nach Angaben der Autoren von [1] gab es in der Hälfte der 150 </text:span><text:span text:style-name="T48">Kombinate </text:span><text:span text:style-name="T10">Erfinderschulen, zumindest </text:span><text:span text:style-name="T65">auf </text:span><text:span text:style-name="T70">Basis </text:span><text:span text:style-name="T10">einer einwöchigen oder zweiwöchigen Ausbildung. Die ersten Erfinderschulen (1980–82) fanden gewöhnlich in Form von 5-tägigen Workshops statt. Für komplexe Aufgaben war der direkte Kontakt mit dem Management der Anlagen wichtig, aber auch schwierig. Hier </text:span><text:span text:style-name="T48">übten</text:span><text:span text:style-name="T10">, besonders nach 1983, die Patentabteilungen der </text:span><text:span text:style-name="T48">Kombinate </text:span><text:span text:style-name="T10">häufig die Funktion des Tür</text:span><text:span text:style-name="T48">öffners</text:span><text:span text:style-name="T10"> aus. Ohne einen solchen Zugang gab es oft eine </text:span><text:span text:style-name="T48">abwartende Haltung </text:span><text:span text:style-name="T10">im Unternehmen. Es war hilfreich, dass die Direktoren der Forschungs</text:span><text:span text:style-name="T48">­</text:span><text:span text:style-name="T10">abteilungen der Werke Ingenieure waren und oft zu</text:span><text:span text:style-name="T48">r</text:span><text:span text:style-name="T10"> KdT gehörten. [1:33]</text:span> </text:p>
      <text:p text:style-name="P5"><text:span text:style-name="T10">Erfolgreiche </text:span><text:span text:style-name="T48">Trainer</text:span><text:span text:style-name="T10"> – </text:span><text:span text:style-name="T65">alle waren </text:span><text:span text:style-name="T70">Verdiente </text:span><text:span text:style-name="T65">Erfinder und bekleideten führende Positionen als technischer Führer in großen Unternehmen – </text:span><text:span text:style-name="T70">waren</text:span></text:p>
      <text:list xml:id="list1140334523" text:style-name="L10">
        <text:list-item>
          <text:p text:style-name="P32"><text:span text:style-name="T48">Herrlich</text:span><text:span text:style-name="T10">, </text:span><text:span text:style-name="T48">Backwarenkombinat </text:span><text:span text:style-name="T10">Leipzig </text:span></text:p>
        </text:list-item>
        <text:list-item>
          <text:p text:style-name="P32"><text:span text:style-name="T49">R</text:span><text:span text:style-name="T10">indfleisch, </text:span><text:span text:style-name="T65">Transformatorenwerk </text:span><text:span text:style-name="T10">Berlin</text:span><text:span text:style-name="T113"> </text:span></text:p>
        </text:list-item>
        <text:list-item>
          <text:p text:style-name="P32"><text:span text:style-name="T10">Linde, </text:span><text:span text:style-name="T48">Lebensmittelkombinat </text:span><text:span text:style-name="T10">Gotha</text:span></text:p>
        </text:list-item>
        <text:list-item>
          <text:p text:style-name="P32"><text:span text:style-name="T10">Speicher, Dampfturbinen</text:span><text:span text:style-name="T48">kombinat Berlin</text:span></text:p>
        </text:list-item>
        <text:list-item>
          <text:p text:style-name="P32"><text:span text:style-name="T10">Zobel, Stickstoff</text:span><text:span text:style-name="T48">kombinat Piesteritz</text:span><text:span text:style-name="T65">.</text:span><text:span text:style-name="T113"> </text:span></text:p>
        </text:list-item>
      </text:list>
      <text:p text:style-name="P5"><text:span text:style-name="T10">Im Laufe der Zeit wurden die Kurse in Richtung </text:span><text:span text:style-name="T48">eines mehrstufigen Prozesses </text:span><text:span text:style-name="T10">weiterentwickelt. Ein typisches Programm dieses Kurses wird in [1] beschrieben: [1:33]</text:span> </text:p>
      <text:list xml:id="list1793921163" text:style-name="L11">
        <text:list-item>
          <text:p text:style-name="P33"><text:span text:style-name="T10">Nach </text:span><text:span text:style-name="T48">Vereinbarung </text:span><text:span text:style-name="T10">mit dem </text:span><text:span text:style-name="T48">jeweiligen Spitzenmanagement des Betriebes </text:span><text:span text:style-name="T10">wählen die </text:span><text:span text:style-name="T48">unterstellten Leiter </text:span><text:span text:style-name="T10">die Teilnehmer der Erfinderschule aus.</text:span><text:span text:style-name="T113"> </text:span></text:p>
        </text:list-item>
        <text:list-item>
          <text:p text:style-name="P33"><text:span text:style-name="T10">Auswahl der Teilnehmer und Probleme sowie </text:span><text:span text:style-name="T48">nachhaltige Zuordnung zwischen </text:span><text:span text:style-name="T10">Probleme</text:span><text:span text:style-name="T48">n und </text:span><text:span text:style-name="T10">Teilnehmern.</text:span><text:span text:style-name="T113"> </text:span></text:p>
        </text:list-item>
        <text:list-item>
          <text:p text:style-name="P33"><text:span text:style-name="T48">Vorbereitung </text:span><text:span text:style-name="T10">der Teilnehmer </text:span><text:span text:style-name="T48">auf die </text:span><text:span text:style-name="T10">Erfinder</text:span><text:span text:style-name="T48">schule</text:span><text:span text:style-name="T10">: Die Teilnehmer </text:span><text:span text:style-name="T48">beschafften </text:span><text:span text:style-name="T10">Daten aus Marketing, Technologie und </text:span><text:span text:style-name="T48">Ökonomie</text:span><text:span text:style-name="T10">; </text:span><text:span text:style-name="T48">s</text:span><text:span text:style-name="T10">ie </text:span><text:span text:style-name="T48">recherchierten </text:span><text:span text:style-name="T10">im internationalen Patentfonds. </text:span><text:span text:style-name="T48">s</text:span><text:span text:style-name="T10">ie </text:span><text:span text:style-name="T48">werden von Mitarbeitern </text:span><text:span text:style-name="T10">des Patent</text:span><text:span text:style-name="T48">büros in de Patentrecherche eingewiesen;</text:span><text:span text:style-name="T10"> </text:span><text:span text:style-name="T48">s</text:span><text:span text:style-name="T10">ie beginnen, das Le</text:span><text:span text:style-name="T48">hr</text:span><text:span text:style-name="T10">material zu lesen.</text:span><text:span text:style-name="T113"> </text:span></text:p>
        </text:list-item>
        <text:list-item>
          <text:p text:style-name="P33"><text:span text:style-name="T48">E</text:span><text:span text:style-name="T10">rste </text:span><text:span text:style-name="T48">Werkstattwoche </text:span><text:span text:style-name="T10">im Internat, mit </text:span><text:span text:style-name="T48">dem </text:span><text:span text:style-name="T10">Zwischenergebnis </text:span><text:span text:style-name="T50">einer </text:span><text:span text:style-name="T10">„</text:span><text:span text:style-name="T48">vom Standpunkt des Be</text:span><text:span text:style-name="T50">­</text:span><text:span text:style-name="T48">triebes </text:span><text:span text:style-name="T10">und vor dem Hintergrund </text:span><text:span text:style-name="T48">des gesellschaftlichen </text:span><text:span text:style-name="T10">Bedürfnisse</text:span><text:span text:style-name="T48">s</text:span><text:span text:style-name="T10"> (des Marktes) </text:span><text:span text:style-name="T50">treffenden, exakten und </text:span><text:span text:style-name="T10">anspruchsvolle</text:span><text:span text:style-name="T50">n</text:span><text:span text:style-name="T10"> Erfindung</text:span><text:span text:style-name="T50">saufgabe“ sowie dem Entwurf eines </text:span><text:span text:style-name="T10">persönlichen Plan</text:span><text:span text:style-name="T50">s</text:span><text:span text:style-name="T10"> jede</text:span><text:span text:style-name="T50">s</text:span><text:span text:style-name="T10"> Teilnehmer</text:span><text:span text:style-name="T50">s</text:span><text:span text:style-name="T10"> </text:span><text:span text:style-name="T50">zur </text:span><text:span text:style-name="T10">weitere</text:span><text:span text:style-name="T50">n</text:span><text:span text:style-name="T10"> </text:span><text:span text:style-name="T50">Arbeit am </text:span><text:span text:style-name="T10">Problem.</text:span><text:span text:style-name="T113"> </text:span></text:p>
        </text:list-item>
        <text:list-item>
          <text:p text:style-name="P33"><text:span text:style-name="T50">Präsentation </text:span><text:span text:style-name="T10">der Erfindungsaufgabe und des Arbeitsplans im </text:span><text:span text:style-name="T50">Betrieb</text:span><text:span text:style-name="T10">; </text:span><text:span text:style-name="T50">Entscheidung der </text:span><text:span text:style-name="T10">verantwortliche</text:span><text:span text:style-name="T50">n Leiter</text:span><text:span text:style-name="T10">.</text:span><text:span text:style-name="T113"> </text:span></text:p>
        </text:list-item>
        <text:list-item>
          <text:p text:style-name="P33"><text:span text:style-name="T50">Entwürfe</text:span><text:span text:style-name="T10">, </text:span><text:span text:style-name="T50">Überschlagsr</text:span><text:span text:style-name="T10">echnungen, </text:span><text:span text:style-name="T50">Handversuche</text:span><text:span text:style-name="T10">, erneute Patentrecherchen, Lösungsvor</text:span><text:span text:style-name="T50">­</text:span><text:span text:style-name="T10">schläge </text:span><text:span text:style-name="T50">während mehrwöchiger </text:span><text:span text:style-name="T10">Arbeit im </text:span><text:span text:style-name="T50">Betrieb</text:span><text:span text:style-name="T10">.</text:span><text:span text:style-name="T113"> </text:span></text:p>
        </text:list-item>
        <text:list-item>
          <text:p text:style-name="P33"><text:span text:style-name="T10">Zweite </text:span><text:span text:style-name="T50">Werkstattwoche im </text:span><text:span text:style-name="T10">Internat; </text:span><text:span text:style-name="T50">Kritik des Lösungsansatzes </text:span><text:span text:style-name="T10">in der Gruppe, Klärung des Ansatzes; Entwurf eines Patentdokuments; Arbeitskonzept für den Übergang zur Produktion.</text:span><text:span text:style-name="T113"> </text:span></text:p>
        </text:list-item>
        <text:list-item>
          <text:p text:style-name="P33"><text:soft-page-break/><text:span text:style-name="T10">Präsentation der Ergebnisse im Unternehmen; verantwortlicher Entscheidungsmanager.</text:span><text:span text:style-name="T113"> </text:span></text:p>
        </text:list-item>
      </text:list>
      <text:h text:style-name="P44" text:outline-level="2">3.3. Beitrag de<text:span text:style-name="T182">r</text:span> ESB zur theoretischen Basis der TRIZ</text:h>
      <text:p text:style-name="P5"><text:span text:style-name="T10">Die wichtigste Beobachtung bei der Klassifizierung </text:span><text:span text:style-name="T71">typischer </text:span><text:span text:style-name="T10">Management</text:span><text:span text:style-name="T49">p</text:span><text:span text:style-name="T65">robleme im Kontext des ESB </text:span><text:span text:style-name="T10">war die Unterscheidung zwischen </text:span><text:span text:style-name="T49">den </text:span><text:span text:style-name="T10">drei operativen Bereichen </text:span><text:span text:style-name="T11">Anforderungsanalyse</text:span><text:span text:style-name="T10">, </text:span><text:span text:style-name="T11">technologische Probleme </text:span><text:span text:style-name="T10">und </text:span><text:span text:style-name="T11">technische Probleme</text:span><text:span text:style-name="T10">. In [1] werden die Widersprüche in diesen drei Stufen als „</text:span><text:span text:style-name="T49">Schlösser </text:span><text:span text:style-name="T10">auf dem Weg vom </text:span><text:span text:style-name="T49">Kunden</text:span><text:span text:style-name="T10">problem zur </text:span><text:span text:style-name="T49">marktgerechten </text:span><text:span text:style-name="T10">Erfindung“ bezeich</text:span><text:span text:style-name="T49">­</text:span><text:span text:style-name="T10">net, siehe [1: 106].</text:span> </text:p>
      <text:p text:style-name="P29"><text:span text:style-name="T10">Eine solche Übertragung von TRIZ-Ansätzen auf vielschichtige Managementprobleme liegt im Zentrum des theoretischen Erbes der Erfinderschulen der DDR. Es wurde in zwei theoretischen Versionen präsentiert – ProHEAL und WOIS. Wir werden im Folgenden nur ProHEAL betrachten und verweisen </text:span><text:span text:style-name="T49">für </text:span><text:span text:style-name="T10">WOIS</text:span><text:span text:style-name="T10"><text:note text:id="ftn13" text:note-class="footnote"><text:note-citation>13</text:note-citation><text:note-body><text:p text:style-name="Footnote"><text:span text:style-name="T73">WOIS ist </text:span><text:span text:style-name="T79">die </text:span><text:span text:style-name="T73">Abkürzung für </text:span><text:span text:style-name="T61">Widerspruchsorientierte Innovationsstrategien</text:span><text:span text:style-name="T73">.</text:span></text:p></text:note-body></text:note></text:span><text:span text:style-name="T10"> </text:span><text:span text:style-name="T49">auf die </text:span><text:span text:style-name="T10">Veröffentlichungen von Linde [17], [18].</text:span> </text:p>
      <text:p text:style-name="P5"><text:span text:style-name="T49">Den </text:span><text:span text:style-name="T10">drei Handlungsfeldern auf dem Weg von der </text:span><text:span text:style-name="T11">technisch-ökonomischen </text:span><text:span text:style-name="T26">Problems</text:span><text:span text:style-name="T11">ituation </text:span><text:span text:style-name="T10">zur </text:span><text:span text:style-name="T11">neuen </text:span><text:span text:style-name="T13">Prinziplösung </text:span><text:span text:style-name="T20">oder</text:span><text:span text:style-name="T13"> Erfindung</text:span><text:span text:style-name="T10"> </text:span><text:span text:style-name="T49">folgend </text:span><text:span text:style-name="T10">identifiziert ProHEAL drei Schichten von Wider</text:span><text:span text:style-name="T49">­</text:span><text:span text:style-name="T10">sprüchen:</text:span> </text:p>
      <text:list xml:id="list207840889" text:style-name="L6">
        <text:list-item>
          <text:p text:style-name="P10"><text:span text:style-name="T8">Technisch-</text:span><text:span text:style-name="T9">ökonomische </text:span><text:span text:style-name="T8">Widersprüche </text:span><text:span text:style-name="T1">als Ergebnis der Analyse widersprüchlicher Ziele im technischen und wirtschaftlichen Bereich, beschränkt auf den Stand der Technik,</text:span> </text:p>
        </text:list-item>
        <text:list-item>
          <text:p text:style-name="P10"><text:span text:style-name="T8">Technisch-technologische Widersprüche </text:span><text:span text:style-name="T1">als Ergebnis der Analyse von Konflikten im kriti</text:span><text:span text:style-name="T62">­</text:span><text:span text:style-name="T1">schen Funktionsbereich </text:span><text:span text:style-name="T62">der Basisvariante</text:span><text:span text:style-name="T1">, </text:span><text:span text:style-name="T64">verursacht durch </text:span><text:span text:style-name="T1">schädliche </text:span><text:span text:style-name="T8">technische </text:span><text:span text:style-name="T63">Effekte </text:span><text:span text:style-name="T1">und</text:span> </text:p>
        </text:list-item>
        <text:list-item>
          <text:p text:style-name="P10"><text:span text:style-name="T8">Technisch-</text:span><text:span text:style-name="T9">naturgesetzliche </text:span><text:span text:style-name="T8">Widersprüche </text:span><text:span text:style-name="T1">als Ergebnis der Analyse von Konflikten am kriti</text:span><text:span text:style-name="T62">­</text:span><text:span text:style-name="T1">schen </text:span><text:span text:style-name="T62">Funktionsbereich der Wirkvariante</text:span><text:span text:style-name="T1">, verursacht durch schädliche </text:span><text:span text:style-name="T62">Naturg</text:span><text:span text:style-name="T1">esetze.</text:span> </text:p>
        </text:list-item>
      </text:list>
      <text:p text:style-name="P5"><text:span text:style-name="T10">In allen drei </text:span><text:span text:style-name="T49">Handlungsfeldern </text:span><text:span text:style-name="T10">werden </text:span><text:span text:style-name="T51">ARIZ-artige </text:span><text:span text:style-name="T10">Techniken eingesetzt, die jedoch mit anderen </text:span><text:span text:style-name="T51">Instrumenten </text:span><text:span text:style-name="T10">ausgestattet werden </text:span><text:span text:style-name="T51">müssen</text:span><text:span text:style-name="T10">, </text:span><text:span text:style-name="T51">um </text:span><text:span text:style-name="T10">die Liste der Prinzipien und </text:span><text:span text:style-name="T51">die </text:span><text:span text:style-name="T10">Matrix </text:span><text:span text:style-name="T51">zu </text:span><text:span text:style-name="T10">ersetzen, die nur für den </text:span><text:span text:style-name="T11">technischen </text:span><text:span text:style-name="T10">Bereich gelten (zumindest in der klassischen Form der TRIZ).</text:span> </text:p>
      <text:p text:style-name="P30"><text:span text:style-name="T10">ProHEAL ist </text:span><text:span text:style-name="T65">eine </text:span><text:span text:style-name="T10">Abkürzung für </text:span><text:span text:style-name="T13">Programm </text:span><text:span text:style-name="T21">zum </text:span><text:span text:style-name="T13">Herausarbeiten von Erfindungsaufgaben und Lösungsansätzen</text:span><text:span text:style-name="T10">. Die vorgeschlagene algorithmische Lösung verknüpft drei ARIZ-ähnliche Instanzen in einem komplexen algorithmischen Programm (dargestellt in einem speziellen </text:span><text:span text:style-name="T51">Fluss</text:span><text:span text:style-name="T10">diagramm, siehe [1:107-109]), </text:span><text:span text:style-name="T51">die über schlanke </text:span><text:span text:style-name="T10">Schnittstellen, aber auch mit Rückkehrpfaden </text:span><text:span text:style-name="T51">verbunden sind</text:span><text:span text:style-name="T10">.</text:span> </text:p>
      <text:p text:style-name="P5"><text:span text:style-name="T10">Die methodischen Details der Anpassung von ARIZ an den Umgang mit Widersprüchen in diesen drei Handlungsfeldern sind im Konzept der ABER-Matrix zusammengefasst</text:span><text:span text:style-name="T10"><text:note text:id="ftn14" text:note-class="footnote"><text:note-citation>14</text:note-citation><text:note-body><text:p text:style-name="P1"><text:span text:style-name="T123">Dieses Akronym setzt sich aus den Anfangsbuchstaben </text:span><text:span text:style-name="T124">von </text:span><text:span text:style-name="T125">A</text:span><text:span text:style-name="T126">nforderungen, </text:span><text:span text:style-name="T125">B</text:span><text:span text:style-name="T126">edingungen, </text:span><text:span text:style-name="T125">E</text:span><text:span text:style-name="T126">rwartungen, </text:span><text:span text:style-name="T125">R</text:span><text:span text:style-name="T126">estrik</text:span><text:span text:style-name="T127">­</text:span><text:span text:style-name="T126">tionen</text:span><text:span text:style-name="T123"> zusammen.</text:span></text:p></text:note-body></text:note></text:span><text:span text:style-name="T10">, das </text:span><text:span text:style-name="T11">vier allgemeine Fragen </text:span><text:span text:style-name="T10">(Anforderungen, Bedingungen, Erwartungen, Einschränkungen) mit </text:span><text:span text:style-name="T11">vier allgemeinen Aspekten </text:span><text:span text:style-name="T10">(Funktionalität, Rentabilität, Verwaltbarkeit, Benutzerfreundlichkeit) in einer Matrix mit 16 Feldern kombiniert , die auf alle drei Transaktionsfelder einheitlich angewendet werden kann.</text:span> </text:p>
      <text:p text:style-name="P5"><text:span text:style-name="T10">Widersprüche werden den entsprechenden Elementen der Matrix zugeordnet und im Kontext der Konfliktintensivierung unter den Bedingungen verschiedener Extremparameter analysiert. Die Widersprüche, die während dieses Verfahrens in der Matrix auftreten, werden wie in ARIZ verwendet, um das Problem weiter zu klären.</text:span> </text:p>
      <text:h text:style-name="P41" text:outline-level="1">4. Schlussfolgerung</text:h>
      <text:p text:style-name="P5"><text:span text:style-name="T10">Dies ist nicht der Ort, um das Konzept von ProHEAL detailliert zu </text:span><text:span text:style-name="T52">beschreiben</text:span><text:span text:style-name="T10">, da wir uns auf die Analyse der sozio-politischen Bedingungen konzentriert </text:span><text:span text:style-name="T52">hab</text:span><text:span text:style-name="T10">en, unter denen sich die Bewegung der Erfinderschulen der DDR entwickelte. Eine detailliertere Beschreibung der konzeptionellen Elemente von ProHEAL </text:span><text:span text:style-name="T52">ist </text:span><text:span text:style-name="T10">in [1] </text:span><text:span text:style-name="T52">zu finden</text:span><text:span text:style-name="T10">. Weitere Überlegungen zu TRIZ, basierend auf Erfah</text:span><text:span text:style-name="T52">­</text:span><text:span text:style-name="T10">rungen der Erfinderschul</text:span><text:span text:style-name="T52">bewegung</text:span><text:span text:style-name="T10">, wurden von Dietmar Zobel systematisiert, siehe [19], [20], [21].</text:span> </text:p>
      <text:h text:style-name="P8" text:outline-level="1"><text:soft-page-break/><text:span text:style-name="T2">Referenzliste</text:span> </text:h>
      <text:p text:style-name="P38"><text:span text:style-name="T10">1.</text:span> <text:span text:style-name="T10">Rindfleisch H.-J., Thiel R. </text:span><text:span text:style-name="T11">Erfinderschulen in der DDR. Eine Initiative zur Erschließung und Nutzung von technisch-ökonomischen Kreativitätspotentialen in der Industriefor</text:span><text:span text:style-name="T12">­</text:span><text:span text:style-name="T11">schung. Rückblick und Ausblick </text:span><text:span text:style-name="T10">. Berlin 1994. </text:span></text:p>
      <text:p text:style-name="P38"><text:span text:style-name="T10">2. Sel</text:span><text:span text:style-name="T30">j</text:span><text:span text:style-name="T10">u</text:span><text:span text:style-name="T30">z</text:span><text:span text:style-name="T10">k</text:span><text:span text:style-name="T30">i</text:span><text:span text:style-name="T10"> A.B. (</text:span><text:span text:style-name="T31">Hrsg</text:span><text:span text:style-name="T10">.) </text:span><text:span text:style-name="T157">Правила игры без правил</text:span><text:span text:style-name="T10">. </text:span><text:span text:style-name="T52">(</text:span><text:span text:style-name="T22">Die Regeln des </text:span><text:span text:style-name="T27">Spiel ohne Regeln</text:span><text:span text:style-name="T158">). </text:span><text:span text:style-name="T10">Petrozavodsk 1989.</text:span></text:p>
      <text:p text:style-name="P38"><text:span text:style-name="T10">3. Gerovitch S. </text:span><text:span text:style-name="T161">Perestroika of the History of Technology and Science in the USSR: Changes in the Discourse. </text:span><text:span text:style-name="Citation"><text:span text:style-name="T161">Technology and Culture,</text:span></text:span><text:span text:style-name="T161"> </text:span><text:span text:style-name="T10">Vol. 37, Nr. 1, S. 102-134.</text:span></text:p>
      <text:p text:style-name="P38"><text:span text:style-name="T10">4. Schollmeyer J., Tamuzs V. </text:span><text:span text:style-name="T161">Discovery on purpose? Toward the unification of Paradigm Theory and the Theory of Inventive Problem Solving (TRIZ). </text:span><text:span text:style-name="T164">In </text:span><text:span text:style-name="T161">Cavallucci D., De Guio R., Koziołek S. (eds.). </text:span><text:span text:style-name="T157">Automated Invention for Smart Industries</text:span><text:span text:style-name="T161">. Proceedings of the TFC 2018. Heidelberg, 2018</text:span><text:span text:style-name="T10">.</text:span><text:span text:style-name="T84"> </text:span></text:p>
      <text:p text:style-name="P37"><text:span text:style-name="T10">5.</text:span> <text:span text:style-name="T10">Litvin S., Petrov V., Rubin M., Fey V. </text:span><text:span text:style-name="T11">TRIZ Body of Knowledge</text:span><text:span text:style-name="T10">. Herausgegeben von MATRIZ, AI und ETRIA, 2012.</text:span> </text:p>
      <text:p text:style-name="P37"><text:span text:style-name="T10">6.</text:span><text:span text:style-name="T84"> </text:span><text:span text:style-name="T85">Leonhard W. </text:span><text:span text:style-name="T102">Die Revolution entläßt ihre Kinder</text:span><text:span text:style-name="T85">. </text:span><text:span text:style-name="T10">Köln 1955.</text:span> </text:p>
      <text:p text:style-name="P37"><text:span text:style-name="T10">7.</text:span><text:span text:style-name="T84"> </text:span><text:span text:style-name="T10">Hesse H. </text:span><text:span text:style-name="T11">Siddhartha </text:span><text:span text:style-name="T10">". Berlin 1922.</text:span> </text:p>
      <text:p text:style-name="P38"><text:span text:style-name="T10">8.</text:span><text:span text:style-name="T84"> </text:span><text:span text:style-name="T10">Herrlich M. </text:span><text:span text:style-name="T162">Die Geschichte der Erfinderschulen von ihren ersten Anfängen bis zu ihrem heutigen Fortbestehen in der Erfinderakademie</text:span><text:span text:style-name="T10">. </text:span><text:span text:style-name="T65">Material der 23. LIFIS-Konferenz „</text:span><text:span text:style-name="T66">Systemati</text:span><text:span text:style-name="T67">sches Erfinden</text:span>“<text:span text:style-name="T65">, Lichtenwalde 2016. </text:span><text:a xlink:type="simple" xlink:href="https://translate.google.com/translate?hl=de&amp;prev=_t&amp;sl=auto&amp;tl=de&amp;u=http://leibniz-institut.de/Konferenzen/TRIZ-2016/Schollmeyer_Herrlich.pdf" text:style-name="Internet_20_link" text:visited-style-name="Visited_20_Internet_20_Link"><text:span text:style-name="T120">htp://leibniz-institut.de/Konferenzen/TRIZ-2016/Schollmeyer_Herrlich.pdf</text:span></text:a> <text:span text:style-name="T10">.</text:span> </text:p>
      <text:p text:style-name="P37"><text:span text:style-name="T10">9.</text:span><text:span text:style-name="T84"> </text:span><text:span text:style-name="T10">Müller </text:span><text:span text:style-name="T31">J</text:span><text:span text:style-name="T10">. </text:span><text:span text:style-name="T11">Grundlagen der Systematischen Heuristik</text:span><text:span text:style-name="T10">. Berlin 1970.</text:span> </text:p>
      <text:p text:style-name="P38"><text:span text:style-name="T10">10. Altschuller G.S. </text:span><text:span text:style-name="T11">Erfinden – (k)ein Problem</text:span><text:span text:style-name="T10">. Berlin 1973. </text:span><text:span text:style-name="T163">Original: </text:span><text:span text:style-name="T160">Алгоритм изобретения</text:span><text:span text:style-name="T162">. </text:span><text:span text:style-name="T163">Moskau</text:span><text:span text:style-name="T162"> 1969</text:span></text:p>
      <text:p text:style-name="P37"><text:span text:style-name="T10">11. Thiel R. " </text:span><text:span text:style-name="T11">Neugier – Liebe – Revolution </text:span><text:span text:style-name="T10">". Berlin, 2010.</text:span></text:p>
      <text:p text:style-name="P37"><text:span text:style-name="T10">12. Barkleit G. " </text:span><text:span text:style-name="T11">Mikroelektronik in der DDR </text:span><text:span text:style-name="T10">". Dresden, 2000.</text:span></text:p>
      <text:p text:style-name="P38"><text:span text:style-name="T10">13. Altschuller G.S., Seljuzki A.B. </text:span><text:span text:style-name="T11">Flügel für Ikarus. Über die moderne Technik des Erfindens</text:span><text:span text:style-name="T10">. Leipzig 1983. Original: </text:span><text:span text:style-name="T157">Крылья для Икара</text:span><text:span text:style-name="T10">. Moskau 1983.</text:span></text:p>
      <text:p text:style-name="P38"><text:span text:style-name="T10">14. Altschuller G.S. </text:span><text:span text:style-name="T11">Erfinden – Wege zur Lösung technischer Probleme</text:span><text:span text:style-name="T10">. Berlin 1984. Original: </text:span><text:span text:style-name="T157">Творчество как точная наука</text:span><text:span text:style-name="T11">.</text:span><text:span text:style-name="T10"> Moskau 1979.</text:span></text:p>
      <text:p text:style-name="P37"><text:span text:style-name="T10">15. Thiel R. </text:span><text:span text:style-name="T11">Erfinderschulen – Problemlöse-Workshops. Projekt und Praxis</text:span><text:span text:style-name="T10">. LIFIS-Online, 2016. DOI 10.14625 / thiel_20160703.</text:span> </text:p>
      <text:p text:style-name="P39"><text:span text:style-name="T10">16. Alts</text:span><text:span text:style-name="T31">c</text:span><text:span text:style-name="T10">huller G.S. </text:span><text:span text:style-name="T157">Aлгоритм решения изобретательских задач АРИЗ-85-B. </text:span><text:span text:style-name="T159">(</text:span><text:span text:style-name="T11">Ein Algorithmus zur Lösung erfinderischer Probleme von ARIZ-85-B</text:span><text:span text:style-name="T28">)</text:span><text:span text:style-name="T10">. </text:span><text:span text:style-name="T31">In</text:span><text:span text:style-name="T10"> </text:span><text:span text:style-name="T53">[2:</text:span><text:span text:style-name="T10">11-50</text:span><text:span text:style-name="T53">]</text:span><text:span text:style-name="T10">.</text:span></text:p>
      <text:p text:style-name="P37"><text:span text:style-name="T10">17. Linde H. </text:span><text:span text:style-name="T11">Gesetzmäßigkeiten, methodische Mittel und Strategien zur Bestimmung von Erfindungsaufgaben mit erfinderischer Zielstellung</text:span><text:span text:style-name="T10">. Dissertation, TU Dresden 1988.</text:span></text:p>
      <text:p text:style-name="P37"><text:span text:style-name="T10">18. Linde H., Hill B. </text:span><text:span text:style-name="T11">Erfolgreich erfinden</text:span><text:span text:style-name="T10">. Darmstadt 1993.</text:span></text:p>
      <text:p text:style-name="P37"><text:span text:style-name="T10">19. Zobel D., Hartmann R. </text:span><text:span text:style-name="T11">Erfindungsmuster</text:span><text:span text:style-name="T10">. Expert Verlag, Renningen 2009.</text:span></text:p>
      <text:p text:style-name="P37"><text:span text:style-name="T10">20. Zobel D. </text:span><text:span text:style-name="T11">Systematisches Erfinden</text:span><text:span text:style-name="T10">. Expert Verlag, Renningen 2009.</text:span></text:p>
      <text:p text:style-name="P9"><text:span text:style-name="T10">21. Zobel D. </text:span><text:span text:style-name="T11">TRIZ für alle</text:span><text:span text:style-name="T10">. Expert Verlag, Renningen 201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ce style:name="Lohit Devanagari1" svg:font-family="'Lohit Devanagari'"/>
    <style:font-face style:name="Times New Roman" svg:font-family="'Times New Roman'"/>
    <style:font-face style:name="Times new roman" svg:font-family="'Times new roman'"/>
    <style:font-face style:name="serif" svg:font-family="serif"/>
    <style:font-face style:name="Times new roman1"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9T21:20:11.787797053</meta:creation-date>
    <dc:date>2019-03-30T13:37:31.477992758</dc:date>
    <meta:editing-duration>PT2H4M35S</meta:editing-duration>
    <meta:editing-cycles>33</meta:editing-cycles>
    <meta:generator>LibreOffice/6.0.7.3$Linux_X86_64 LibreOffice_project/00m0$Build-3</meta:generator>
    <meta:document-statistic meta:table-count="0" meta:image-count="1" meta:object-count="0" meta:page-count="10" meta:paragraph-count="130" meta:word-count="5074" meta:character-count="38207" meta:non-whitespace-character-count="33177"/>
  </office:meta>
</office:document-meta>
</file>